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style-name="ce1" table:number-columns-spanned="1" table:number-rows-spanned="5"/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6-C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8-7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B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B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6-B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9-6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</table:table>
      <table:table table:name="Sheet2" table:style-name="ta1">
        <table:table-column table:style-name="co4" table:default-cell-style-name="ce2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Default"/>
        <table:table-column table:style-name="co8" table:default-cell-style-name="Default"/>
        <table:table-column table:style-name="co4" table:number-columns-repeated="28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5"/>
          <table:table-cell table:style-name="Default" office:value-type="string" calcext:value-type="string">
            <text:p>Coordinates: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0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</text:p>
          </table:table-cell>
          <table:table-cell office:value-type="float" office:value="383" calcext:value-type="float">
            <text:p>38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-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string" calcext:value-type="string">
            <text:p>1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-</text:p>
          </table:table-cell>
          <table:table-cell office:value-type="float" office:value="705" calcext:value-type="float">
            <text:p>7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-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2: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-</text:p>
          </table:table-cell>
          <table:table-cell office:value-type="float" office:value="310" calcext:value-type="float">
            <text:p>3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-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string" calcext:value-type="string">
            <text:p>3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-</text:p>
          </table:table-cell>
          <table:table-cell office:value-type="float" office:value="665" calcext:value-type="float">
            <text:p>66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4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</text:p>
          </table:table-cell>
          <table:table-cell office:value-type="float" office:value="284" calcext:value-type="float">
            <text:p>28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5: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6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office:value-type="float" office:value="317" calcext:value-type="float">
            <text:p>31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-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string" calcext:value-type="string">
            <text:p>7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-</text:p>
          </table:table-cell>
          <table:table-cell office:value-type="float" office:value="429" calcext:value-type="float">
            <text:p>4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-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8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-</text:p>
          </table:table-cell>
          <table:table-cell office:value-type="float" office:value="255" calcext:value-type="float">
            <text:p>2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-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string" calcext:value-type="string">
            <text:p>9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-</text:p>
          </table:table-cell>
          <table:table-cell office:value-type="float" office:value="997" calcext:value-type="float">
            <text:p>99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10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-</text:p>
          </table:table-cell>
          <table:table-cell office:value-type="float" office:value="455" calcext:value-type="float">
            <text:p>4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-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11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-</text:p>
          </table:table-cell>
          <table:table-cell office:value-type="float" office:value="459" calcext:value-type="float">
            <text:p>4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-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12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string" calcext:value-type="string">
            <text:p>13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-</text:p>
          </table:table-cell>
          <table:table-cell office:value-type="float" office:value="619" calcext:value-type="float">
            <text:p>6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-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string" calcext:value-type="string">
            <text:p>14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-</text:p>
          </table:table-cell>
          <table:table-cell office:value-type="float" office:value="654" calcext:value-type="float">
            <text:p>65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-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-</text:p>
          </table:table-cell>
          <table:table-cell office:value-type="float" office:value="452" calcext:value-type="float">
            <text:p>4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-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-</text:p>
          </table:table-cell>
          <table:table-cell office:value-type="float" office:value="498" calcext:value-type="float">
            <text:p>49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-</text:p>
          </table:table-cell>
          <table:table-cell office:value-type="float" office:value="398" calcext:value-type="float">
            <text:p>39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</text:p>
          </table:table-cell>
          <table:table-cell office:value-type="float" office:value="718" calcext:value-type="float">
            <text:p>7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-</text:p>
          </table:table-cell>
          <table:table-cell office:value-type="float" office:value="670" calcext:value-type="float">
            <text:p>67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-</text:p>
          </table:table-cell>
          <table:table-cell office:value-type="float" office:value="514" calcext:value-type="float">
            <text:p>51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float" office:value="585" calcext:value-type="float">
            <text:p>58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-</text:p>
          </table:table-cell>
          <table:table-cell office:value-type="float" office:value="373" calcext:value-type="float">
            <text:p>373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4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float" office:value="681" calcext:value-type="float">
            <text:p>681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5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office:value-type="float" office:value="479" calcext:value-type="float">
            <text:p>479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-</text:p>
          </table:table-cell>
          <table:table-cell office:value-type="float" office:value="13.35" calcext:value-type="float">
            <text:p>13.35</text:p>
          </table:table-cell>
          <table:table-cell table:number-columns-repeated="2"/>
          <table:table-cell office:value-type="string" calcext:value-type="string">
            <text:p>27: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</text:p>
          </table:table-cell>
          <table:table-cell office:value-type="float" office:value="8.45" calcext:value-type="float">
            <text:p>8.45</text:p>
          </table:table-cell>
          <table:table-cell table:number-columns-repeated="2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-</text:p>
          </table:table-cell>
          <table:table-cell office:value-type="float" office:value="5.85" calcext:value-type="float">
            <text:p>5.85</text:p>
          </table:table-cell>
          <table:table-cell table:number-columns-repeated="2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-</text:p>
          </table:table-cell>
          <table:table-cell office:value-type="float" office:value="1.35" calcext:value-type="float">
            <text:p>1.35</text:p>
          </table:table-cell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4.4167" calcext:value-type="float">
            <text:p>14.4167</text:p>
          </table:table-cell>
          <table:table-cell office:value-type="string" calcext:value-type="string">
            <text:p>-</text:p>
          </table:table-cell>
          <table:table-cell office:value-type="float" office:value="14.4167" calcext:value-type="float">
            <text:p>14.4167</text:p>
          </table:table-cell>
          <table:table-cell table:number-columns-repeated="2"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7.36667" calcext:value-type="float">
            <text:p>7.36667</text:p>
          </table:table-cell>
          <table:table-cell office:value-type="string" calcext:value-type="string">
            <text:p>-</text:p>
          </table:table-cell>
          <table:table-cell office:value-type="float" office:value="7.36667" calcext:value-type="float">
            <text:p>7.36667</text:p>
          </table:table-cell>
          <table:table-cell table:number-columns-repeated="2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0: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-</text:p>
          </table:table-cell>
          <table:table-cell office:value-type="float" office:value="13.35" calcext:value-type="float">
            <text:p>13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: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</text:p>
          </table:table-cell>
          <table:table-cell office:value-type="float" office:value="8.45" calcext:value-type="float">
            <text:p>8.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2: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-</text:p>
          </table:table-cell>
          <table:table-cell office:value-type="float" office:value="5.85" calcext:value-type="float">
            <text:p>5.8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3: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-</text:p>
          </table:table-cell>
          <table:table-cell office:value-type="float" office:value="1.35" calcext:value-type="float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4:</text:p>
          </table:table-cell>
          <table:table-cell office:value-type="float" office:value="14.4167" calcext:value-type="float">
            <text:p>14.4167</text:p>
          </table:table-cell>
          <table:table-cell office:value-type="string" calcext:value-type="string">
            <text:p>-</text:p>
          </table:table-cell>
          <table:table-cell office:value-type="float" office:value="14.4167" calcext:value-type="float">
            <text:p>14.41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5:</text:p>
          </table:table-cell>
          <table:table-cell office:value-type="float" office:value="7.36667" calcext:value-type="float">
            <text:p>7.36667</text:p>
          </table:table-cell>
          <table:table-cell office:value-type="string" calcext:value-type="string">
            <text:p>-</text:p>
          </table:table-cell>
          <table:table-cell office:value-type="float" office:value="7.36667" calcext:value-type="float">
            <text:p>7.366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268014" calcext:value-type="float">
            <text:p>0.268014</text:p>
          </table:table-cell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303853" calcext:value-type="float">
            <text:p>0.303853</text:p>
          </table:table-cell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350103" calcext:value-type="float">
            <text:p>0.350103</text:p>
          </table:table-cell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349739" calcext:value-type="float">
            <text:p>0.349739</text:p>
          </table:table-cell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54593" calcext:value-type="float">
            <text:p>0.254593</text:p>
          </table:table-cell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292578" calcext:value-type="float">
            <text:p>0.292578</text:p>
          </table:table-cell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0:</text:p>
          </table:table-cell>
          <table:table-cell office:value-type="float" office:value="0.268014" calcext:value-type="float">
            <text:p>0.26801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1:</text:p>
          </table:table-cell>
          <table:table-cell office:value-type="float" office:value="0.303853" calcext:value-type="float">
            <text:p>0.30385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0.350103" calcext:value-type="float">
            <text:p>0.3501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0.349739" calcext:value-type="float">
            <text:p>0.34973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0.254593" calcext:value-type="float">
            <text:p>0.25459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0.292578" calcext:value-type="float">
            <text:p>0.29257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5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5.60849" calcext:value-type="float">
            <text:p>5.60849</text:p>
          </table:table-cell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6.44606" calcext:value-type="float">
            <text:p>6.44606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7.5269" calcext:value-type="float">
            <text:p>7.5269</text:p>
          </table:table-cell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7.5184" calcext:value-type="float">
            <text:p>7.5184</text:p>
          </table:table-cell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5.29485" calcext:value-type="float">
            <text:p>5.29485</text:p>
          </table:table-cell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6.18255" calcext:value-type="float">
            <text:p>6.18255</text:p>
          </table:table-cell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8.31147" calcext:value-type="float">
            <text:p>8.31147</text:p>
          </table:table-cell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02207" calcext:value-type="float">
            <text:p>4.02207</text:p>
          </table:table-cell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5.98002" calcext:value-type="float">
            <text:p>5.98002</text:p>
          </table:table-cell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4.95285" calcext:value-type="float">
            <text:p>4.95285</text:p>
          </table:table-cell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7.23937" calcext:value-type="float">
            <text:p>7.23937</text:p>
          </table:table-cell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5.84602" calcext:value-type="float">
            <text:p>5.84602</text:p>
          </table:table-cell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4.1211" calcext:value-type="float">
            <text:p>4.1211</text:p>
          </table:table-cell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Profits: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:</text:p>
          </table:table-cell>
          <table:table-cell office:value-type="float" office:value="5.60849" calcext:value-type="float">
            <text:p>5.6084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:</text:p>
          </table:table-cell>
          <table:table-cell office:value-type="float" office:value="6.44606" calcext:value-type="float">
            <text:p>6.446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7.5269" calcext:value-type="float">
            <text:p>7.526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7.5184" calcext:value-type="float">
            <text:p>7.518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5.29485" calcext:value-type="float">
            <text:p>5.2948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6.18255" calcext:value-type="float">
            <text:p>6.18255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6:</text:p>
          </table:table-cell>
          <table:table-cell office:value-type="float" office:value="8.33752" calcext:value-type="float">
            <text:p>8.33752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5"/>
          <table:table-cell office:value-type="string" calcext:value-type="string">
            <text:p>7:</text:p>
          </table:table-cell>
          <table:table-cell office:value-type="float" office:value="7.19242" calcext:value-type="float">
            <text:p>7.1924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6.02537" calcext:value-type="float">
            <text:p>6.0253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16.9372" calcext:value-type="float">
            <text:p>16.937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4.93434" calcext:value-type="float">
            <text:p>4.9343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6.08419" calcext:value-type="float">
            <text:p>6.084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8.31147" calcext:value-type="float">
            <text:p>8.3114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Loads:</text:p>
          </table:table-cell>
          <table:table-cell table:number-columns-repeated="3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.7601" calcext:value-type="float">
            <text:p>7.7601</text:p>
          </table:table-cell>
          <table:table-cell office:value-type="float" office:value="7.90124" calcext:value-type="float">
            <text:p>7.90124</text:p>
          </table:table-cell>
          <table:table-cell office:value-type="float" office:value="6.96141" calcext:value-type="float">
            <text:p>6.96141</text:p>
          </table:table-cell>
          <table:table-cell office:value-type="float" office:value="2.74066" calcext:value-type="float">
            <text:p>2.74066</text:p>
          </table:table-cell>
          <table:table-cell office:value-type="float" office:value="7.86125" calcext:value-type="float">
            <text:p>7.86125</text:p>
          </table:table-cell>
          <table:table-cell office:value-type="float" office:value="0" calcext:value-type="float">
            <text:p>0</text:p>
          </table:table-cell>
          <table:table-cell office:value-type="float" office:value="2.46966" calcext:value-type="float">
            <text:p>2.46966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14.0089" calcext:value-type="float">
            <text:p>14.0089</text:p>
          </table:table-cell>
          <table:table-cell office:value-type="float" office:value="4.69655" calcext:value-type="float">
            <text:p>4.69655</text:p>
          </table:table-cell>
          <table:table-cell office:value-type="float" office:value="4.47629" calcext:value-type="float">
            <text:p>4.47629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6.744" calcext:value-type="float">
            <text:p>6.744</text:p>
          </table:table-cell>
          <table:table-cell office:value-type="float" office:value="6.99729" calcext:value-type="float">
            <text:p>6.99729</text:p>
          </table:table-cell>
          <table:table-cell office:value-type="float" office:value="2.70118" calcext:value-type="float">
            <text:p>2.70118</text:p>
          </table:table-cell>
          <table:table-cell office:value-type="float" office:value="5.75601" calcext:value-type="float">
            <text:p>5.75601</text:p>
          </table:table-cell>
          <table:table-cell office:value-type="float" office:value="3.84635" calcext:value-type="float">
            <text:p>3.84635</text:p>
          </table:table-cell>
          <table:table-cell office:value-type="float" office:value="1.66397" calcext:value-type="float">
            <text:p>1.66397</text:p>
          </table:table-cell>
          <table:table-cell office:value-type="float" office:value="9.42985" calcext:value-type="float">
            <text:p>9.42985</text:p>
          </table:table-cell>
          <table:table-cell office:value-type="float" office:value="7.29583" calcext:value-type="float">
            <text:p>7.29583</text:p>
          </table:table-cell>
          <table:table-cell office:value-type="float" office:value="4.02855" calcext:value-type="float">
            <text:p>4.02855</text:p>
          </table:table-cell>
          <table:table-cell office:value-type="float" office:value="5.3663" calcext:value-type="float">
            <text:p>5.3663</text:p>
          </table:table-cell>
          <table:table-cell office:value-type="float" office:value="2.03578" calcext:value-type="float">
            <text:p>2.03578</text:p>
          </table:table-cell>
          <table:table-cell office:value-type="float" office:value="7.29855" calcext:value-type="float">
            <text:p>7.29855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11.7729" calcext:value-type="float">
            <text:p>11.7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3.04243" calcext:value-type="float">
            <text:p>3.04243</text:p>
          </table:table-cell>
          <table:table-cell office:value-type="float" office:value="0" calcext:value-type="float">
            <text:p>0</text:p>
          </table:table-cell>
          <table:table-cell office:value-type="float" office:value="9.25138" calcext:value-type="float">
            <text:p>9.25138</text:p>
          </table:table-cell>
          <table:table-cell office:value-type="float" office:value="4.80504" calcext:value-type="float">
            <text:p>4.80504</text:p>
          </table:table-cell>
          <table:table-cell office:value-type="float" office:value="4.70106" calcext:value-type="float">
            <text:p>4.70106</text:p>
          </table:table-cell>
          <table:table-cell office:value-type="float" office:value="9.1444" calcext:value-type="float">
            <text:p>9.1444</text:p>
          </table:table-cell>
          <table:table-cell office:value-type="float" office:value="2.46966" calcext:value-type="float">
            <text:p>2.46966</text:p>
          </table:table-cell>
          <table:table-cell office:value-type="float" office:value="0" calcext:value-type="float">
            <text:p>0</text:p>
          </table:table-cell>
          <table:table-cell office:value-type="float" office:value="3.78951" calcext:value-type="float">
            <text:p>3.78951</text:p>
          </table:table-cell>
          <table:table-cell office:value-type="float" office:value="12.1823" calcext:value-type="float">
            <text:p>12.1823</text:p>
          </table:table-cell>
          <table:table-cell office:value-type="float" office:value="4.86785" calcext:value-type="float">
            <text:p>4.86785</text:p>
          </table:table-cell>
          <table:table-cell office:value-type="float" office:value="4.53982" calcext:value-type="float">
            <text:p>4.53982</text:p>
          </table:table-cell>
          <table:table-cell office:value-type="float" office:value="13.6956" calcext:value-type="float">
            <text:p>13.6956</text:p>
          </table:table-cell>
          <table:table-cell office:value-type="float" office:value="4.2757" calcext:value-type="float">
            <text:p>4.2757</text:p>
          </table:table-cell>
          <table:table-cell office:value-type="float" office:value="5.36436" calcext:value-type="float">
            <text:p>5.36436</text:p>
          </table:table-cell>
          <table:table-cell office:value-type="float" office:value="1.21078" calcext:value-type="float">
            <text:p>1.21078</text:p>
          </table:table-cell>
          <table:table-cell office:value-type="float" office:value="8.0187" calcext:value-type="float">
            <text:p>8.0187</text:p>
          </table:table-cell>
          <table:table-cell office:value-type="float" office:value="2.71662" calcext:value-type="float">
            <text:p>2.71662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6.9839" calcext:value-type="float">
            <text:p>6.9839</text:p>
          </table:table-cell>
          <table:table-cell office:value-type="float" office:value="4.88594" calcext:value-type="float">
            <text:p>4.88594</text:p>
          </table:table-cell>
          <table:table-cell office:value-type="float" office:value="1.71172" calcext:value-type="float">
            <text:p>1.71172</text:p>
          </table:table-cell>
          <table:table-cell office:value-type="float" office:value="3.38" calcext:value-type="float">
            <text:p>3.38</text:p>
          </table:table-cell>
          <table:table-cell office:value-type="float" office:value="2.96007" calcext:value-type="float">
            <text:p>2.96007</text:p>
          </table:table-cell>
          <table:table-cell office:value-type="float" office:value="5.27591" calcext:value-type="float">
            <text:p>5.27591</text:p>
          </table:table-cell>
          <table:table-cell office:value-type="float" office:value="1.44278" calcext:value-type="float">
            <text:p>1.44278</text:p>
          </table:table-cell>
          <table:table-cell table:number-columns-repeated="2" office:value-type="float" office:value="13.919" calcext:value-type="float">
            <text:p>13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5.09054" calcext:value-type="float">
            <text:p>5.09054</text:p>
          </table:table-cell>
          <table:table-cell office:value-type="float" office:value="9.00979" calcext:value-type="float">
            <text:p>9.00979</text:p>
          </table:table-cell>
          <table:table-cell office:value-type="float" office:value="0" calcext:value-type="float">
            <text:p>0</text:p>
          </table:table-cell>
          <table:table-cell office:value-type="float" office:value="8.22192" calcext:value-type="float">
            <text:p>8.22192</text:p>
          </table:table-cell>
          <table:table-cell office:value-type="float" office:value="2.27517" calcext:value-type="float">
            <text:p>2.27517</text:p>
          </table:table-cell>
          <table:table-cell office:value-type="float" office:value="7.52758" calcext:value-type="float">
            <text:p>7.52758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3.78951" calcext:value-type="float">
            <text:p>3.78951</text:p>
          </table:table-cell>
          <table:table-cell office:value-type="float" office:value="0" calcext:value-type="float">
            <text:p>0</text:p>
          </table:table-cell>
          <table:table-cell office:value-type="float" office:value="15.1207" calcext:value-type="float">
            <text:p>15.1207</text:p>
          </table:table-cell>
          <table:table-cell office:value-type="float" office:value="5.2111" calcext:value-type="float">
            <text:p>5.2111</text:p>
          </table:table-cell>
          <table:table-cell office:value-type="float" office:value="5.06423" calcext:value-type="float">
            <text:p>5.06423</text:p>
          </table:table-cell>
          <table:table-cell office:value-type="float" office:value="17.4383" calcext:value-type="float">
            <text:p>17.4383</text:p>
          </table:table-cell>
          <table:table-cell office:value-type="float" office:value="8.0604" calcext:value-type="float">
            <text:p>8.0604</text:p>
          </table:table-cell>
          <table:table-cell office:value-type="float" office:value="8.10536" calcext:value-type="float">
            <text:p>8.10536</text:p>
          </table:table-cell>
          <table:table-cell office:value-type="float" office:value="3.95828" calcext:value-type="float">
            <text:p>3.95828</text:p>
          </table:table-cell>
          <table:table-cell office:value-type="float" office:value="4.69766" calcext:value-type="float">
            <text:p>4.69766</text:p>
          </table:table-cell>
          <table:table-cell office:value-type="float" office:value="4.93206" calcext:value-type="float">
            <text:p>4.93206</text:p>
          </table:table-cell>
          <table:table-cell office:value-type="float" office:value="2.98081" calcext:value-type="float">
            <text:p>2.98081</text:p>
          </table:table-cell>
          <table:table-cell office:value-type="float" office:value="10.7296" calcext:value-type="float">
            <text:p>10.7296</text:p>
          </table:table-cell>
          <table:table-cell office:value-type="float" office:value="8.61278" calcext:value-type="float">
            <text:p>8.61278</text:p>
          </table:table-cell>
          <table:table-cell office:value-type="float" office:value="5.34064" calcext:value-type="float">
            <text:p>5.34064</text:p>
          </table:table-cell>
          <table:table-cell office:value-type="float" office:value="6.60303" calcext:value-type="float">
            <text:p>6.60303</text:p>
          </table:table-cell>
          <table:table-cell office:value-type="float" office:value="2.66593" calcext:value-type="float">
            <text:p>2.66593</text:p>
          </table:table-cell>
          <table:table-cell office:value-type="float" office:value="8.52021" calcext:value-type="float">
            <text:p>8.52021</text:p>
          </table:table-cell>
          <table:table-cell office:value-type="float" office:value="4.50355" calcext:value-type="float">
            <text:p>4.50355</text:p>
          </table:table-cell>
          <table:table-cell table:number-columns-repeated="2" office:value-type="float" office:value="10.7472" calcext:value-type="float">
            <text:p>10.7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14.286" calcext:value-type="float">
            <text:p>14.286</text:p>
          </table:table-cell>
          <table:table-cell office:value-type="float" office:value="6.71774" calcext:value-type="float">
            <text:p>6.71774</text:p>
          </table:table-cell>
          <table:table-cell office:value-type="float" office:value="14.4706" calcext:value-type="float">
            <text:p>14.4706</text:p>
          </table:table-cell>
          <table:table-cell office:value-type="float" office:value="0" calcext:value-type="float">
            <text:p>0</text:p>
          </table:table-cell>
          <table:table-cell office:value-type="float" office:value="14.2772" calcext:value-type="float">
            <text:p>14.2772</text:p>
          </table:table-cell>
          <table:table-cell office:value-type="float" office:value="14.1923" calcext:value-type="float">
            <text:p>14.1923</text:p>
          </table:table-cell>
          <table:table-cell office:value-type="float" office:value="14.0089" calcext:value-type="float">
            <text:p>14.0089</text:p>
          </table:table-cell>
          <table:table-cell office:value-type="float" office:value="12.1823" calcext:value-type="float">
            <text:p>12.1823</text:p>
          </table:table-cell>
          <table:table-cell office:value-type="float" office:value="15.1207" calcext:value-type="float">
            <text:p>15.1207</text:p>
          </table:table-cell>
          <table:table-cell office:value-type="float" office:value="0" calcext:value-type="float">
            <text:p>0</text:p>
          </table:table-cell>
          <table:table-cell office:value-type="float" office:value="10.8489" calcext:value-type="float">
            <text:p>10.8489</text:p>
          </table:table-cell>
          <table:table-cell office:value-type="float" office:value="10.7605" calcext:value-type="float">
            <text:p>10.7605</text:p>
          </table:table-cell>
          <table:table-cell office:value-type="float" office:value="11.9602" calcext:value-type="float">
            <text:p>11.9602</text:p>
          </table:table-cell>
          <table:table-cell office:value-type="float" office:value="9.87943" calcext:value-type="float">
            <text:p>9.87943</text:p>
          </table:table-cell>
          <table:table-cell office:value-type="float" office:value="7.01783" calcext:value-type="float">
            <text:p>7.01783</text:p>
          </table:table-cell>
          <table:table-cell office:value-type="float" office:value="11.3828" calcext:value-type="float">
            <text:p>11.3828</text:p>
          </table:table-cell>
          <table:table-cell office:value-type="float" office:value="17.105" calcext:value-type="float">
            <text:p>17.105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2.5502" calcext:value-type="float">
            <text:p>12.5502</text:p>
          </table:table-cell>
          <table:table-cell office:value-type="float" office:value="10.0179" calcext:value-type="float">
            <text:p>10.0179</text:p>
          </table:table-cell>
          <table:table-cell office:value-type="float" office:value="8.35533" calcext:value-type="float">
            <text:p>8.35533</text:p>
          </table:table-cell>
          <table:table-cell office:value-type="float" office:value="10.5335" calcext:value-type="float">
            <text:p>10.5335</text:p>
          </table:table-cell>
          <table:table-cell office:value-type="float" office:value="8.80384" calcext:value-type="float">
            <text:p>8.80384</text:p>
          </table:table-cell>
          <table:table-cell office:value-type="float" office:value="12.5899" calcext:value-type="float">
            <text:p>12.5899</text:p>
          </table:table-cell>
          <table:table-cell office:value-type="float" office:value="6.92878" calcext:value-type="float">
            <text:p>6.92878</text:p>
          </table:table-cell>
          <table:table-cell office:value-type="float" office:value="10.8912" calcext:value-type="float">
            <text:p>10.8912</text:p>
          </table:table-cell>
          <table:table-cell table:number-columns-repeated="2" office:value-type="float" office:value="20.9914" calcext:value-type="float">
            <text:p>20.9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7.87281" calcext:value-type="float">
            <text:p>7.87281</text:p>
          </table:table-cell>
          <table:table-cell office:value-type="float" office:value="6.25601" calcext:value-type="float">
            <text:p>6.25601</text:p>
          </table:table-cell>
          <table:table-cell office:value-type="float" office:value="5.02195" calcext:value-type="float">
            <text:p>5.02195</text:p>
          </table:table-cell>
          <table:table-cell office:value-type="float" office:value="5.75878" calcext:value-type="float">
            <text:p>5.75878</text:p>
          </table:table-cell>
          <table:table-cell office:value-type="float" office:value="0" calcext:value-type="float">
            <text:p>0</text:p>
          </table:table-cell>
          <table:table-cell office:value-type="float" office:value="4.83198" calcext:value-type="float">
            <text:p>4.83198</text:p>
          </table:table-cell>
          <table:table-cell office:value-type="float" office:value="4.69655" calcext:value-type="float">
            <text:p>4.69655</text:p>
          </table:table-cell>
          <table:table-cell office:value-type="float" office:value="4.86785" calcext:value-type="float">
            <text:p>4.86785</text:p>
          </table:table-cell>
          <table:table-cell office:value-type="float" office:value="5.2111" calcext:value-type="float">
            <text:p>5.2111</text:p>
          </table:table-cell>
          <table:table-cell office:value-type="float" office:value="10.8489" calcext:value-type="float">
            <text:p>10.8489</text:p>
          </table:table-cell>
          <table:table-cell office:value-type="float" office:value="0" calcext:value-type="float">
            <text:p>0</text:p>
          </table:table-cell>
          <table:table-cell office:value-type="float" office:value="0.349285" calcext:value-type="float">
            <text:p>0.349285</text:p>
          </table:table-cell>
          <table:table-cell office:value-type="float" office:value="16.5097" calcext:value-type="float">
            <text:p>16.5097</text:p>
          </table:table-cell>
          <table:table-cell office:value-type="float" office:value="7.54973" calcext:value-type="float">
            <text:p>7.54973</text:p>
          </table:table-cell>
          <table:table-cell office:value-type="float" office:value="4.41891" calcext:value-type="float">
            <text:p>4.41891</text:p>
          </table:table-cell>
          <table:table-cell office:value-type="float" office:value="3.72048" calcext:value-type="float">
            <text:p>3.72048</text:p>
          </table:table-cell>
          <table:table-cell office:value-type="float" office:value="6.27124" calcext:value-type="float">
            <text:p>6.27124</text:p>
          </table:table-cell>
          <table:table-cell office:value-type="float" office:value="2.64379" calcext:value-type="float">
            <text:p>2.64379</text:p>
          </table:table-cell>
          <table:table-cell office:value-type="float" office:value="4.33267" calcext:value-type="float">
            <text:p>4.33267</text:p>
          </table:table-cell>
          <table:table-cell office:value-type="float" office:value="10.2179" calcext:value-type="float">
            <text:p>10.2179</text:p>
          </table:table-cell>
          <table:table-cell office:value-type="float" office:value="7.09222" calcext:value-type="float">
            <text:p>7.09222</text:p>
          </table:table-cell>
          <table:table-cell office:value-type="float" office:value="4.78769" calcext:value-type="float">
            <text:p>4.78769</text:p>
          </table:table-cell>
          <table:table-cell office:value-type="float" office:value="4.39222" calcext:value-type="float">
            <text:p>4.39222</text:p>
          </table:table-cell>
          <table:table-cell office:value-type="float" office:value="2.66451" calcext:value-type="float">
            <text:p>2.66451</text:p>
          </table:table-cell>
          <table:table-cell office:value-type="float" office:value="5.58469" calcext:value-type="float">
            <text:p>5.58469</text:p>
          </table:table-cell>
          <table:table-cell office:value-type="float" office:value="3.8302" calcext:value-type="float">
            <text:p>3.8302</text:p>
          </table:table-cell>
          <table:table-cell table:number-columns-repeated="2" office:value-type="float" office:value="10.9665" calcext:value-type="float">
            <text:p>10.9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7.5545" calcext:value-type="float">
            <text:p>7.5545</text:p>
          </table:table-cell>
          <table:table-cell office:value-type="float" office:value="5.99189" calcext:value-type="float">
            <text:p>5.99189</text:p>
          </table:table-cell>
          <table:table-cell office:value-type="float" office:value="5.34734" calcext:value-type="float">
            <text:p>5.34734</text:p>
          </table:table-cell>
          <table:table-cell office:value-type="float" office:value="5.47123" calcext:value-type="float">
            <text:p>5.47123</text:p>
          </table:table-cell>
          <table:table-cell office:value-type="float" office:value="3.59026" calcext:value-type="float">
            <text:p>3.59026</text:p>
          </table:table-cell>
          <table:table-cell office:value-type="float" office:value="0" calcext:value-type="float">
            <text:p>0</text:p>
          </table:table-cell>
          <table:table-cell office:value-type="float" office:value="4.47629" calcext:value-type="float">
            <text:p>4.47629</text:p>
          </table:table-cell>
          <table:table-cell office:value-type="float" office:value="4.53982" calcext:value-type="float">
            <text:p>4.53982</text:p>
          </table:table-cell>
          <table:table-cell office:value-type="float" office:value="5.06423" calcext:value-type="float">
            <text:p>5.06423</text:p>
          </table:table-cell>
          <table:table-cell office:value-type="float" office:value="10.7605" calcext:value-type="float">
            <text:p>10.7605</text:p>
          </table:table-cell>
          <table:table-cell office:value-type="float" office:value="0.349285" calcext:value-type="float">
            <text:p>0.349285</text:p>
          </table:table-cell>
          <table:table-cell office:value-type="float" office:value="0" calcext:value-type="float">
            <text:p>0</text:p>
          </table:table-cell>
          <table:table-cell office:value-type="float" office:value="16.2023" calcext:value-type="float">
            <text:p>16.2023</text:p>
          </table:table-cell>
          <table:table-cell office:value-type="float" office:value="7.20913" calcext:value-type="float">
            <text:p>7.20913</text:p>
          </table:table-cell>
          <table:table-cell office:value-type="float" office:value="4.2079" calcext:value-type="float">
            <text:p>4.2079</text:p>
          </table:table-cell>
          <table:table-cell office:value-type="float" office:value="3.3829" calcext:value-type="float">
            <text:p>3.3829</text:p>
          </table:table-cell>
          <table:table-cell office:value-type="float" office:value="6.40231" calcext:value-type="float">
            <text:p>6.40231</text:p>
          </table:table-cell>
          <table:table-cell office:value-type="float" office:value="2.29652" calcext:value-type="float">
            <text:p>2.29652</text:p>
          </table:table-cell>
          <table:table-cell office:value-type="float" office:value="4.02914" calcext:value-type="float">
            <text:p>4.02914</text:p>
          </table:table-cell>
          <table:table-cell office:value-type="float" office:value="9.88579" calcext:value-type="float">
            <text:p>9.88579</text:p>
          </table:table-cell>
          <table:table-cell office:value-type="float" office:value="6.77484" calcext:value-type="float">
            <text:p>6.77484</text:p>
          </table:table-cell>
          <table:table-cell office:value-type="float" office:value="4.43847" calcext:value-type="float">
            <text:p>4.43847</text:p>
          </table:table-cell>
          <table:table-cell office:value-type="float" office:value="4.07313" calcext:value-type="float">
            <text:p>4.07313</text:p>
          </table:table-cell>
          <table:table-cell office:value-type="float" office:value="2.46089" calcext:value-type="float">
            <text:p>2.46089</text:p>
          </table:table-cell>
          <table:table-cell office:value-type="float" office:value="5.32515" calcext:value-type="float">
            <text:p>5.32515</text:p>
          </table:table-cell>
          <table:table-cell office:value-type="float" office:value="3.48304" calcext:value-type="float">
            <text:p>3.48304</text:p>
          </table:table-cell>
          <table:table-cell table:number-columns-repeated="2" office:value-type="float" office:value="11.2252" calcext:value-type="float">
            <text:p>11.2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4.15524" calcext:value-type="float">
            <text:p>4.15524</text:p>
          </table:table-cell>
          <table:table-cell office:value-type="float" office:value="7.7601" calcext:value-type="float">
            <text:p>7.7601</text:p>
          </table:table-cell>
          <table:table-cell office:value-type="float" office:value="7.90124" calcext:value-type="float">
            <text:p>7.90124</text:p>
          </table:table-cell>
          <table:table-cell office:value-type="float" office:value="6.96141" calcext:value-type="float">
            <text:p>6.96141</text:p>
          </table:table-cell>
          <table:table-cell office:value-type="float" office:value="2.74066" calcext:value-type="float">
            <text:p>2.74066</text:p>
          </table:table-cell>
          <table:table-cell office:value-type="float" office:value="7.86125" calcext:value-type="float">
            <text:p>7.86125</text:p>
          </table:table-cell>
          <table:table-cell office:value-type="float" office:value="0" calcext:value-type="float">
            <text:p>0</text:p>
          </table:table-cell>
          <table:table-cell office:value-type="float" office:value="2.46966" calcext:value-type="float">
            <text:p>2.46966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14.0089" calcext:value-type="float">
            <text:p>14.0089</text:p>
          </table:table-cell>
          <table:table-cell office:value-type="float" office:value="4.69655" calcext:value-type="float">
            <text:p>4.69655</text:p>
          </table:table-cell>
          <table:table-cell office:value-type="float" office:value="4.47629" calcext:value-type="float">
            <text:p>4.47629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6.744" calcext:value-type="float">
            <text:p>6.744</text:p>
          </table:table-cell>
          <table:table-cell office:value-type="float" office:value="6.99729" calcext:value-type="float">
            <text:p>6.99729</text:p>
          </table:table-cell>
          <table:table-cell office:value-type="float" office:value="2.70118" calcext:value-type="float">
            <text:p>2.70118</text:p>
          </table:table-cell>
          <table:table-cell office:value-type="float" office:value="5.75601" calcext:value-type="float">
            <text:p>5.75601</text:p>
          </table:table-cell>
          <table:table-cell office:value-type="float" office:value="3.84635" calcext:value-type="float">
            <text:p>3.84635</text:p>
          </table:table-cell>
          <table:table-cell office:value-type="float" office:value="1.66397" calcext:value-type="float">
            <text:p>1.66397</text:p>
          </table:table-cell>
          <table:table-cell office:value-type="float" office:value="9.42985" calcext:value-type="float">
            <text:p>9.42985</text:p>
          </table:table-cell>
          <table:table-cell office:value-type="float" office:value="7.29583" calcext:value-type="float">
            <text:p>7.29583</text:p>
          </table:table-cell>
          <table:table-cell office:value-type="float" office:value="4.02855" calcext:value-type="float">
            <text:p>4.02855</text:p>
          </table:table-cell>
          <table:table-cell office:value-type="float" office:value="5.3663" calcext:value-type="float">
            <text:p>5.3663</text:p>
          </table:table-cell>
          <table:table-cell office:value-type="float" office:value="2.03578" calcext:value-type="float">
            <text:p>2.03578</text:p>
          </table:table-cell>
          <table:table-cell office:value-type="float" office:value="7.29855" calcext:value-type="float">
            <text:p>7.29855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11.7729" calcext:value-type="float">
            <text:p>11.7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3.04243" calcext:value-type="float">
            <text:p>3.04243</text:p>
          </table:table-cell>
          <table:table-cell office:value-type="float" office:value="5.62466" calcext:value-type="float">
            <text:p>5.62466</text:p>
          </table:table-cell>
          <table:table-cell office:value-type="float" office:value="9.25138" calcext:value-type="float">
            <text:p>9.25138</text:p>
          </table:table-cell>
          <table:table-cell office:value-type="float" office:value="4.80504" calcext:value-type="float">
            <text:p>4.80504</text:p>
          </table:table-cell>
          <table:table-cell office:value-type="float" office:value="4.70106" calcext:value-type="float">
            <text:p>4.70106</text:p>
          </table:table-cell>
          <table:table-cell office:value-type="float" office:value="9.1444" calcext:value-type="float">
            <text:p>9.1444</text:p>
          </table:table-cell>
          <table:table-cell office:value-type="float" office:value="2.46966" calcext:value-type="float">
            <text:p>2.46966</text:p>
          </table:table-cell>
          <table:table-cell office:value-type="float" office:value="0" calcext:value-type="float">
            <text:p>0</text:p>
          </table:table-cell>
          <table:table-cell office:value-type="float" office:value="3.78951" calcext:value-type="float">
            <text:p>3.78951</text:p>
          </table:table-cell>
          <table:table-cell office:value-type="float" office:value="12.1823" calcext:value-type="float">
            <text:p>12.1823</text:p>
          </table:table-cell>
          <table:table-cell office:value-type="float" office:value="4.86785" calcext:value-type="float">
            <text:p>4.86785</text:p>
          </table:table-cell>
          <table:table-cell office:value-type="float" office:value="4.53982" calcext:value-type="float">
            <text:p>4.53982</text:p>
          </table:table-cell>
          <table:table-cell office:value-type="float" office:value="13.6956" calcext:value-type="float">
            <text:p>13.6956</text:p>
          </table:table-cell>
          <table:table-cell office:value-type="float" office:value="4.2757" calcext:value-type="float">
            <text:p>4.2757</text:p>
          </table:table-cell>
          <table:table-cell office:value-type="float" office:value="5.36436" calcext:value-type="float">
            <text:p>5.36436</text:p>
          </table:table-cell>
          <table:table-cell office:value-type="float" office:value="1.21078" calcext:value-type="float">
            <text:p>1.21078</text:p>
          </table:table-cell>
          <table:table-cell office:value-type="float" office:value="8.0187" calcext:value-type="float">
            <text:p>8.0187</text:p>
          </table:table-cell>
          <table:table-cell office:value-type="float" office:value="2.71662" calcext:value-type="float">
            <text:p>2.71662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6.9839" calcext:value-type="float">
            <text:p>6.9839</text:p>
          </table:table-cell>
          <table:table-cell office:value-type="float" office:value="4.88594" calcext:value-type="float">
            <text:p>4.88594</text:p>
          </table:table-cell>
          <table:table-cell office:value-type="float" office:value="1.71172" calcext:value-type="float">
            <text:p>1.71172</text:p>
          </table:table-cell>
          <table:table-cell office:value-type="float" office:value="3.38" calcext:value-type="float">
            <text:p>3.38</text:p>
          </table:table-cell>
          <table:table-cell office:value-type="float" office:value="2.96007" calcext:value-type="float">
            <text:p>2.96007</text:p>
          </table:table-cell>
          <table:table-cell office:value-type="float" office:value="5.27591" calcext:value-type="float">
            <text:p>5.27591</text:p>
          </table:table-cell>
          <table:table-cell office:value-type="float" office:value="1.44278" calcext:value-type="float">
            <text:p>1.44278</text:p>
          </table:table-cell>
          <table:table-cell table:number-columns-repeated="2" office:value-type="float" office:value="13.919" calcext:value-type="float">
            <text:p>13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5.09054" calcext:value-type="float">
            <text:p>5.09054</text:p>
          </table:table-cell>
          <table:table-cell office:value-type="float" office:value="9.00979" calcext:value-type="float">
            <text:p>9.00979</text:p>
          </table:table-cell>
          <table:table-cell office:value-type="float" office:value="7.52088" calcext:value-type="float">
            <text:p>7.52088</text:p>
          </table:table-cell>
          <table:table-cell office:value-type="float" office:value="8.22192" calcext:value-type="float">
            <text:p>8.22192</text:p>
          </table:table-cell>
          <table:table-cell office:value-type="float" office:value="2.27517" calcext:value-type="float">
            <text:p>2.27517</text:p>
          </table:table-cell>
          <table:table-cell office:value-type="float" office:value="7.52758" calcext:value-type="float">
            <text:p>7.52758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3.78951" calcext:value-type="float">
            <text:p>3.78951</text:p>
          </table:table-cell>
          <table:table-cell office:value-type="float" office:value="0" calcext:value-type="float">
            <text:p>0</text:p>
          </table:table-cell>
          <table:table-cell office:value-type="float" office:value="15.1207" calcext:value-type="float">
            <text:p>15.1207</text:p>
          </table:table-cell>
          <table:table-cell office:value-type="float" office:value="5.2111" calcext:value-type="float">
            <text:p>5.2111</text:p>
          </table:table-cell>
          <table:table-cell office:value-type="float" office:value="5.06423" calcext:value-type="float">
            <text:p>5.06423</text:p>
          </table:table-cell>
          <table:table-cell office:value-type="float" office:value="17.4383" calcext:value-type="float">
            <text:p>17.4383</text:p>
          </table:table-cell>
          <table:table-cell office:value-type="float" office:value="8.0604" calcext:value-type="float">
            <text:p>8.0604</text:p>
          </table:table-cell>
          <table:table-cell office:value-type="float" office:value="8.10536" calcext:value-type="float">
            <text:p>8.10536</text:p>
          </table:table-cell>
          <table:table-cell office:value-type="float" office:value="3.95828" calcext:value-type="float">
            <text:p>3.95828</text:p>
          </table:table-cell>
          <table:table-cell office:value-type="float" office:value="4.69766" calcext:value-type="float">
            <text:p>4.69766</text:p>
          </table:table-cell>
          <table:table-cell office:value-type="float" office:value="4.93206" calcext:value-type="float">
            <text:p>4.93206</text:p>
          </table:table-cell>
          <table:table-cell office:value-type="float" office:value="2.98081" calcext:value-type="float">
            <text:p>2.98081</text:p>
          </table:table-cell>
          <table:table-cell office:value-type="float" office:value="10.7296" calcext:value-type="float">
            <text:p>10.7296</text:p>
          </table:table-cell>
          <table:table-cell office:value-type="float" office:value="8.61278" calcext:value-type="float">
            <text:p>8.61278</text:p>
          </table:table-cell>
          <table:table-cell office:value-type="float" office:value="5.34064" calcext:value-type="float">
            <text:p>5.34064</text:p>
          </table:table-cell>
          <table:table-cell office:value-type="float" office:value="6.60303" calcext:value-type="float">
            <text:p>6.60303</text:p>
          </table:table-cell>
          <table:table-cell office:value-type="float" office:value="2.66593" calcext:value-type="float">
            <text:p>2.66593</text:p>
          </table:table-cell>
          <table:table-cell office:value-type="float" office:value="8.52021" calcext:value-type="float">
            <text:p>8.52021</text:p>
          </table:table-cell>
          <table:table-cell office:value-type="float" office:value="4.50355" calcext:value-type="float">
            <text:p>4.50355</text:p>
          </table:table-cell>
          <table:table-cell table:number-columns-repeated="2" office:value-type="float" office:value="10.7472" calcext:value-type="float">
            <text:p>10.7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14.286" calcext:value-type="float">
            <text:p>14.286</text:p>
          </table:table-cell>
          <table:table-cell office:value-type="float" office:value="6.71774" calcext:value-type="float">
            <text:p>6.71774</text:p>
          </table:table-cell>
          <table:table-cell office:value-type="float" office:value="14.4706" calcext:value-type="float">
            <text:p>14.4706</text:p>
          </table:table-cell>
          <table:table-cell office:value-type="float" office:value="7.50597" calcext:value-type="float">
            <text:p>7.50597</text:p>
          </table:table-cell>
          <table:table-cell office:value-type="float" office:value="14.2772" calcext:value-type="float">
            <text:p>14.2772</text:p>
          </table:table-cell>
          <table:table-cell office:value-type="float" office:value="14.1923" calcext:value-type="float">
            <text:p>14.1923</text:p>
          </table:table-cell>
          <table:table-cell office:value-type="float" office:value="14.0089" calcext:value-type="float">
            <text:p>14.0089</text:p>
          </table:table-cell>
          <table:table-cell office:value-type="float" office:value="12.1823" calcext:value-type="float">
            <text:p>12.1823</text:p>
          </table:table-cell>
          <table:table-cell office:value-type="float" office:value="15.1207" calcext:value-type="float">
            <text:p>15.1207</text:p>
          </table:table-cell>
          <table:table-cell office:value-type="float" office:value="0" calcext:value-type="float">
            <text:p>0</text:p>
          </table:table-cell>
          <table:table-cell office:value-type="float" office:value="10.8489" calcext:value-type="float">
            <text:p>10.8489</text:p>
          </table:table-cell>
          <table:table-cell office:value-type="float" office:value="10.7605" calcext:value-type="float">
            <text:p>10.7605</text:p>
          </table:table-cell>
          <table:table-cell office:value-type="float" office:value="11.9602" calcext:value-type="float">
            <text:p>11.9602</text:p>
          </table:table-cell>
          <table:table-cell office:value-type="float" office:value="9.87943" calcext:value-type="float">
            <text:p>9.87943</text:p>
          </table:table-cell>
          <table:table-cell office:value-type="float" office:value="7.01783" calcext:value-type="float">
            <text:p>7.01783</text:p>
          </table:table-cell>
          <table:table-cell office:value-type="float" office:value="11.3828" calcext:value-type="float">
            <text:p>11.3828</text:p>
          </table:table-cell>
          <table:table-cell office:value-type="float" office:value="17.105" calcext:value-type="float">
            <text:p>17.105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2.5502" calcext:value-type="float">
            <text:p>12.5502</text:p>
          </table:table-cell>
          <table:table-cell office:value-type="float" office:value="10.0179" calcext:value-type="float">
            <text:p>10.0179</text:p>
          </table:table-cell>
          <table:table-cell office:value-type="float" office:value="8.35533" calcext:value-type="float">
            <text:p>8.35533</text:p>
          </table:table-cell>
          <table:table-cell office:value-type="float" office:value="10.5335" calcext:value-type="float">
            <text:p>10.5335</text:p>
          </table:table-cell>
          <table:table-cell office:value-type="float" office:value="8.80384" calcext:value-type="float">
            <text:p>8.80384</text:p>
          </table:table-cell>
          <table:table-cell office:value-type="float" office:value="12.5899" calcext:value-type="float">
            <text:p>12.5899</text:p>
          </table:table-cell>
          <table:table-cell office:value-type="float" office:value="6.92878" calcext:value-type="float">
            <text:p>6.92878</text:p>
          </table:table-cell>
          <table:table-cell office:value-type="float" office:value="10.8912" calcext:value-type="float">
            <text:p>10.8912</text:p>
          </table:table-cell>
          <table:table-cell table:number-columns-repeated="2" office:value-type="float" office:value="20.9914" calcext:value-type="float">
            <text:p>20.9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7.87281" calcext:value-type="float">
            <text:p>7.87281</text:p>
          </table:table-cell>
          <table:table-cell office:value-type="float" office:value="6.25601" calcext:value-type="float">
            <text:p>6.25601</text:p>
          </table:table-cell>
          <table:table-cell office:value-type="float" office:value="5.02195" calcext:value-type="float">
            <text:p>5.02195</text:p>
          </table:table-cell>
          <table:table-cell office:value-type="float" office:value="5.75878" calcext:value-type="float">
            <text:p>5.75878</text:p>
          </table:table-cell>
          <table:table-cell office:value-type="float" office:value="3.605" calcext:value-type="float">
            <text:p>3.605</text:p>
          </table:table-cell>
          <table:table-cell office:value-type="float" office:value="4.83198" calcext:value-type="float">
            <text:p>4.83198</text:p>
          </table:table-cell>
          <table:table-cell office:value-type="float" office:value="4.69655" calcext:value-type="float">
            <text:p>4.69655</text:p>
          </table:table-cell>
          <table:table-cell office:value-type="float" office:value="4.86785" calcext:value-type="float">
            <text:p>4.86785</text:p>
          </table:table-cell>
          <table:table-cell office:value-type="float" office:value="5.2111" calcext:value-type="float">
            <text:p>5.2111</text:p>
          </table:table-cell>
          <table:table-cell office:value-type="float" office:value="10.8489" calcext:value-type="float">
            <text:p>10.8489</text:p>
          </table:table-cell>
          <table:table-cell office:value-type="float" office:value="0" calcext:value-type="float">
            <text:p>0</text:p>
          </table:table-cell>
          <table:table-cell office:value-type="float" office:value="0.349285" calcext:value-type="float">
            <text:p>0.349285</text:p>
          </table:table-cell>
          <table:table-cell office:value-type="float" office:value="16.5097" calcext:value-type="float">
            <text:p>16.5097</text:p>
          </table:table-cell>
          <table:table-cell office:value-type="float" office:value="7.54973" calcext:value-type="float">
            <text:p>7.54973</text:p>
          </table:table-cell>
          <table:table-cell office:value-type="float" office:value="4.41891" calcext:value-type="float">
            <text:p>4.41891</text:p>
          </table:table-cell>
          <table:table-cell office:value-type="float" office:value="3.72048" calcext:value-type="float">
            <text:p>3.72048</text:p>
          </table:table-cell>
          <table:table-cell office:value-type="float" office:value="6.27124" calcext:value-type="float">
            <text:p>6.27124</text:p>
          </table:table-cell>
          <table:table-cell office:value-type="float" office:value="2.64379" calcext:value-type="float">
            <text:p>2.64379</text:p>
          </table:table-cell>
          <table:table-cell office:value-type="float" office:value="4.33267" calcext:value-type="float">
            <text:p>4.33267</text:p>
          </table:table-cell>
          <table:table-cell office:value-type="float" office:value="10.2179" calcext:value-type="float">
            <text:p>10.2179</text:p>
          </table:table-cell>
          <table:table-cell office:value-type="float" office:value="7.09222" calcext:value-type="float">
            <text:p>7.09222</text:p>
          </table:table-cell>
          <table:table-cell office:value-type="float" office:value="4.78769" calcext:value-type="float">
            <text:p>4.78769</text:p>
          </table:table-cell>
          <table:table-cell office:value-type="float" office:value="4.39222" calcext:value-type="float">
            <text:p>4.39222</text:p>
          </table:table-cell>
          <table:table-cell office:value-type="float" office:value="2.66451" calcext:value-type="float">
            <text:p>2.66451</text:p>
          </table:table-cell>
          <table:table-cell office:value-type="float" office:value="5.58469" calcext:value-type="float">
            <text:p>5.58469</text:p>
          </table:table-cell>
          <table:table-cell office:value-type="float" office:value="3.8302" calcext:value-type="float">
            <text:p>3.8302</text:p>
          </table:table-cell>
          <table:table-cell table:number-columns-repeated="2" office:value-type="float" office:value="10.9665" calcext:value-type="float">
            <text:p>10.9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7.5545" calcext:value-type="float">
            <text:p>7.5545</text:p>
          </table:table-cell>
          <table:table-cell office:value-type="float" office:value="5.99189" calcext:value-type="float">
            <text:p>5.99189</text:p>
          </table:table-cell>
          <table:table-cell office:value-type="float" office:value="5.34734" calcext:value-type="float">
            <text:p>5.34734</text:p>
          </table:table-cell>
          <table:table-cell office:value-type="float" office:value="5.47123" calcext:value-type="float">
            <text:p>5.47123</text:p>
          </table:table-cell>
          <table:table-cell office:value-type="float" office:value="3.59026" calcext:value-type="float">
            <text:p>3.59026</text:p>
          </table:table-cell>
          <table:table-cell office:value-type="float" office:value="5.16236" calcext:value-type="float">
            <text:p>5.16236</text:p>
          </table:table-cell>
          <table:table-cell office:value-type="float" office:value="4.47629" calcext:value-type="float">
            <text:p>4.47629</text:p>
          </table:table-cell>
          <table:table-cell office:value-type="float" office:value="4.53982" calcext:value-type="float">
            <text:p>4.53982</text:p>
          </table:table-cell>
          <table:table-cell office:value-type="float" office:value="5.06423" calcext:value-type="float">
            <text:p>5.06423</text:p>
          </table:table-cell>
          <table:table-cell office:value-type="float" office:value="10.7605" calcext:value-type="float">
            <text:p>10.7605</text:p>
          </table:table-cell>
          <table:table-cell office:value-type="float" office:value="0.349285" calcext:value-type="float">
            <text:p>0.349285</text:p>
          </table:table-cell>
          <table:table-cell office:value-type="float" office:value="0" calcext:value-type="float">
            <text:p>0</text:p>
          </table:table-cell>
          <table:table-cell office:value-type="float" office:value="16.2023" calcext:value-type="float">
            <text:p>16.2023</text:p>
          </table:table-cell>
          <table:table-cell office:value-type="float" office:value="7.20913" calcext:value-type="float">
            <text:p>7.20913</text:p>
          </table:table-cell>
          <table:table-cell office:value-type="float" office:value="4.2079" calcext:value-type="float">
            <text:p>4.2079</text:p>
          </table:table-cell>
          <table:table-cell office:value-type="float" office:value="3.3829" calcext:value-type="float">
            <text:p>3.3829</text:p>
          </table:table-cell>
          <table:table-cell office:value-type="float" office:value="6.40231" calcext:value-type="float">
            <text:p>6.40231</text:p>
          </table:table-cell>
          <table:table-cell office:value-type="float" office:value="2.29652" calcext:value-type="float">
            <text:p>2.29652</text:p>
          </table:table-cell>
          <table:table-cell office:value-type="float" office:value="4.02914" calcext:value-type="float">
            <text:p>4.02914</text:p>
          </table:table-cell>
          <table:table-cell office:value-type="float" office:value="9.88579" calcext:value-type="float">
            <text:p>9.88579</text:p>
          </table:table-cell>
          <table:table-cell office:value-type="float" office:value="6.77484" calcext:value-type="float">
            <text:p>6.77484</text:p>
          </table:table-cell>
          <table:table-cell office:value-type="float" office:value="4.43847" calcext:value-type="float">
            <text:p>4.43847</text:p>
          </table:table-cell>
          <table:table-cell office:value-type="float" office:value="4.07313" calcext:value-type="float">
            <text:p>4.07313</text:p>
          </table:table-cell>
          <table:table-cell office:value-type="float" office:value="2.46089" calcext:value-type="float">
            <text:p>2.46089</text:p>
          </table:table-cell>
          <table:table-cell office:value-type="float" office:value="5.32515" calcext:value-type="float">
            <text:p>5.32515</text:p>
          </table:table-cell>
          <table:table-cell office:value-type="float" office:value="3.48304" calcext:value-type="float">
            <text:p>3.48304</text:p>
          </table:table-cell>
          <table:table-cell table:number-columns-repeated="2" office:value-type="float" office:value="11.2252" calcext:value-type="float">
            <text:p>11.2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13.1906" calcext:value-type="float">
            <text:p>13.1906</text:p>
          </table:table-cell>
          <table:table-cell office:value-type="float" office:value="10.4623" calcext:value-type="float">
            <text:p>10.4623</text:p>
          </table:table-cell>
          <table:table-cell office:value-type="float" office:value="21.5102" calcext:value-type="float">
            <text:p>21.5102</text:p>
          </table:table-cell>
          <table:table-cell office:value-type="float" office:value="10.7917" calcext:value-type="float">
            <text:p>10.7917</text:p>
          </table:table-cell>
          <table:table-cell office:value-type="float" office:value="18.2168" calcext:value-type="float">
            <text:p>18.2168</text:p>
          </table:table-cell>
          <table:table-cell office:value-type="float" office:value="21.3008" calcext:value-type="float">
            <text:p>21.3008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3.6956" calcext:value-type="float">
            <text:p>13.6956</text:p>
          </table:table-cell>
          <table:table-cell office:value-type="float" office:value="17.4383" calcext:value-type="float">
            <text:p>17.4383</text:p>
          </table:table-cell>
          <table:table-cell office:value-type="float" office:value="11.9602" calcext:value-type="float">
            <text:p>11.9602</text:p>
          </table:table-cell>
          <table:table-cell office:value-type="float" office:value="16.5097" calcext:value-type="float">
            <text:p>16.5097</text:p>
          </table:table-cell>
          <table:table-cell office:value-type="float" office:value="16.2023" calcext:value-type="float">
            <text:p>16.2023</text:p>
          </table:table-cell>
          <table:table-cell office:value-type="float" office:value="0" calcext:value-type="float">
            <text:p>0</text:p>
          </table:table-cell>
          <table:table-cell office:value-type="float" office:value="9.45645" calcext:value-type="float">
            <text:p>9.45645</text:p>
          </table:table-cell>
          <table:table-cell office:value-type="float" office:value="12.5585" calcext:value-type="float">
            <text:p>12.5585</text:p>
          </table:table-cell>
          <table:table-cell office:value-type="float" office:value="13.9808" calcext:value-type="float">
            <text:p>13.9808</text:p>
          </table:table-cell>
          <table:table-cell office:value-type="float" office:value="21.6179" calcext:value-type="float">
            <text:p>21.6179</text:p>
          </table:table-cell>
          <table:table-cell office:value-type="float" office:value="14.1001" calcext:value-type="float">
            <text:p>14.1001</text:p>
          </table:table-cell>
          <table:table-cell office:value-type="float" office:value="14.5784" calcext:value-type="float">
            <text:p>14.5784</text:p>
          </table:table-cell>
          <table:table-cell office:value-type="float" office:value="6.71261" calcext:value-type="float">
            <text:p>6.71261</text:p>
          </table:table-cell>
          <table:table-cell office:value-type="float" office:value="9.44762" calcext:value-type="float">
            <text:p>9.44762</text:p>
          </table:table-cell>
          <table:table-cell office:value-type="float" office:value="12.4377" calcext:value-type="float">
            <text:p>12.4377</text:p>
          </table:table-cell>
          <table:table-cell office:value-type="float" office:value="12.1404" calcext:value-type="float">
            <text:p>12.1404</text:p>
          </table:table-cell>
          <table:table-cell office:value-type="float" office:value="16.2278" calcext:value-type="float">
            <text:p>16.2278</text:p>
          </table:table-cell>
          <table:table-cell office:value-type="float" office:value="11.1301" calcext:value-type="float">
            <text:p>11.1301</text:p>
          </table:table-cell>
          <table:table-cell office:value-type="float" office:value="13.5106" calcext:value-type="float">
            <text:p>13.5106</text:p>
          </table:table-cell>
          <table:table-cell table:number-columns-repeated="2" office:value-type="float" office:value="27.2579" calcext:value-type="float">
            <text:p>27.2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4.81269" calcext:value-type="float">
            <text:p>4.81269</text:p>
          </table:table-cell>
          <table:table-cell office:value-type="float" office:value="3.49285" calcext:value-type="float">
            <text:p>3.49285</text:p>
          </table:table-cell>
          <table:table-cell office:value-type="float" office:value="12.5301" calcext:value-type="float">
            <text:p>12.5301</text:p>
          </table:table-cell>
          <table:table-cell office:value-type="float" office:value="3.00433" calcext:value-type="float">
            <text:p>3.00433</text:p>
          </table:table-cell>
          <table:table-cell office:value-type="float" office:value="8.77072" calcext:value-type="float">
            <text:p>8.77072</text:p>
          </table:table-cell>
          <table:table-cell office:value-type="float" office:value="12.3592" calcext:value-type="float">
            <text:p>12.3592</text:p>
          </table:table-cell>
          <table:table-cell office:value-type="float" office:value="6.744" calcext:value-type="float">
            <text:p>6.744</text:p>
          </table:table-cell>
          <table:table-cell office:value-type="float" office:value="4.2757" calcext:value-type="float">
            <text:p>4.2757</text:p>
          </table:table-cell>
          <table:table-cell office:value-type="float" office:value="8.0604" calcext:value-type="float">
            <text:p>8.0604</text:p>
          </table:table-cell>
          <table:table-cell office:value-type="float" office:value="9.87943" calcext:value-type="float">
            <text:p>9.87943</text:p>
          </table:table-cell>
          <table:table-cell office:value-type="float" office:value="7.54973" calcext:value-type="float">
            <text:p>7.54973</text:p>
          </table:table-cell>
          <table:table-cell office:value-type="float" office:value="7.20913" calcext:value-type="float">
            <text:p>7.20913</text:p>
          </table:table-cell>
          <table:table-cell office:value-type="float" office:value="9.45645" calcext:value-type="float">
            <text:p>9.45645</text:p>
          </table:table-cell>
          <table:table-cell office:value-type="float" office:value="0" calcext:value-type="float">
            <text:p>0</text:p>
          </table:table-cell>
          <table:table-cell office:value-type="float" office:value="4.92995" calcext:value-type="float">
            <text:p>4.92995</text:p>
          </table:table-cell>
          <table:table-cell office:value-type="float" office:value="4.54335" calcext:value-type="float">
            <text:p>4.54335</text:p>
          </table:table-cell>
          <table:table-cell office:value-type="float" office:value="12.1659" calcext:value-type="float">
            <text:p>12.1659</text:p>
          </table:table-cell>
          <table:table-cell office:value-type="float" office:value="4.93421" calcext:value-type="float">
            <text:p>4.93421</text:p>
          </table:table-cell>
          <table:table-cell office:value-type="float" office:value="5.13817" calcext:value-type="float">
            <text:p>5.13817</text:p>
          </table:table-cell>
          <table:table-cell office:value-type="float" office:value="2.78604" calcext:value-type="float">
            <text:p>2.78604</text:p>
          </table:table-cell>
          <table:table-cell office:value-type="float" office:value="1.54467" calcext:value-type="float">
            <text:p>1.54467</text:p>
          </table:table-cell>
          <table:table-cell office:value-type="float" office:value="3.01257" calcext:value-type="float">
            <text:p>3.01257</text:p>
          </table:table-cell>
          <table:table-cell office:value-type="float" office:value="3.33017" calcext:value-type="float">
            <text:p>3.33017</text:p>
          </table:table-cell>
          <table:table-cell office:value-type="float" office:value="6.80415" calcext:value-type="float">
            <text:p>6.80415</text:p>
          </table:table-cell>
          <table:table-cell office:value-type="float" office:value="3.73202" calcext:value-type="float">
            <text:p>3.73202</text:p>
          </table:table-cell>
          <table:table-cell office:value-type="float" office:value="4.10366" calcext:value-type="float">
            <text:p>4.10366</text:p>
          </table:table-cell>
          <table:table-cell table:number-columns-repeated="2" office:value-type="float" office:value="17.8939" calcext:value-type="float">
            <text:p>17.8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7.95291" calcext:value-type="float">
            <text:p>7.95291</text:p>
          </table:table-cell>
          <table:table-cell office:value-type="float" office:value="2.10381" calcext:value-type="float">
            <text:p>2.10381</text:p>
          </table:table-cell>
          <table:table-cell office:value-type="float" office:value="9.14193" calcext:value-type="float">
            <text:p>9.14193</text:p>
          </table:table-cell>
          <table:table-cell office:value-type="float" office:value="2.03194" calcext:value-type="float">
            <text:p>2.03194</text:p>
          </table:table-cell>
          <table:table-cell office:value-type="float" office:value="7.44099" calcext:value-type="float">
            <text:p>7.44099</text:p>
          </table:table-cell>
          <table:table-cell office:value-type="float" office:value="8.9062" calcext:value-type="float">
            <text:p>8.9062</text:p>
          </table:table-cell>
          <table:table-cell office:value-type="float" office:value="6.99729" calcext:value-type="float">
            <text:p>6.99729</text:p>
          </table:table-cell>
          <table:table-cell office:value-type="float" office:value="5.36436" calcext:value-type="float">
            <text:p>5.36436</text:p>
          </table:table-cell>
          <table:table-cell office:value-type="float" office:value="8.10536" calcext:value-type="float">
            <text:p>8.10536</text:p>
          </table:table-cell>
          <table:table-cell office:value-type="float" office:value="7.01783" calcext:value-type="float">
            <text:p>7.01783</text:p>
          </table:table-cell>
          <table:table-cell office:value-type="float" office:value="4.41891" calcext:value-type="float">
            <text:p>4.41891</text:p>
          </table:table-cell>
          <table:table-cell office:value-type="float" office:value="4.2079" calcext:value-type="float">
            <text:p>4.2079</text:p>
          </table:table-cell>
          <table:table-cell office:value-type="float" office:value="12.5585" calcext:value-type="float">
            <text:p>12.5585</text:p>
          </table:table-cell>
          <table:table-cell office:value-type="float" office:value="4.92995" calcext:value-type="float">
            <text:p>4.92995</text:p>
          </table:table-cell>
          <table:table-cell office:value-type="float" office:value="0" calcext:value-type="float">
            <text:p>0</text:p>
          </table:table-cell>
          <table:table-cell office:value-type="float" office:value="4.42285" calcext:value-type="float">
            <text:p>4.42285</text:p>
          </table:table-cell>
          <table:table-cell office:value-type="float" office:value="10.5564" calcext:value-type="float">
            <text:p>10.5564</text:p>
          </table:table-cell>
          <table:table-cell office:value-type="float" office:value="3.17345" calcext:value-type="float">
            <text:p>3.17345</text:p>
          </table:table-cell>
          <table:table-cell office:value-type="float" office:value="5.59661" calcext:value-type="float">
            <text:p>5.59661</text:p>
          </table:table-cell>
          <table:table-cell office:value-type="float" office:value="6.95874" calcext:value-type="float">
            <text:p>6.95874</text:p>
          </table:table-cell>
          <table:table-cell office:value-type="float" office:value="3.73374" calcext:value-type="float">
            <text:p>3.73374</text:p>
          </table:table-cell>
          <table:table-cell office:value-type="float" office:value="3.90364" calcext:value-type="float">
            <text:p>3.90364</text:p>
          </table:table-cell>
          <table:table-cell office:value-type="float" office:value="2.1281" calcext:value-type="float">
            <text:p>2.1281</text:p>
          </table:table-cell>
          <table:table-cell office:value-type="float" office:value="5.62288" calcext:value-type="float">
            <text:p>5.62288</text:p>
          </table:table-cell>
          <table:table-cell office:value-type="float" office:value="1.46328" calcext:value-type="float">
            <text:p>1.46328</text:p>
          </table:table-cell>
          <table:table-cell office:value-type="float" office:value="3.97296" calcext:value-type="float">
            <text:p>3.97296</text:p>
          </table:table-cell>
          <table:table-cell table:number-columns-repeated="2" office:value-type="float" office:value="15.3534" calcext:value-type="float">
            <text:p>15.3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4.25027" calcext:value-type="float">
            <text:p>4.25027</text:p>
          </table:table-cell>
          <table:table-cell office:value-type="float" office:value="5.06016" calcext:value-type="float">
            <text:p>5.06016</text:p>
          </table:table-cell>
          <table:table-cell office:value-type="float" office:value="8.31974" calcext:value-type="float">
            <text:p>8.31974</text:p>
          </table:table-cell>
          <table:table-cell office:value-type="float" office:value="4.26568" calcext:value-type="float">
            <text:p>4.26568</text:p>
          </table:table-cell>
          <table:table-cell office:value-type="float" office:value="4.23627" calcext:value-type="float">
            <text:p>4.23627</text:p>
          </table:table-cell>
          <table:table-cell office:value-type="float" office:value="8.19036" calcext:value-type="float">
            <text:p>8.19036</text:p>
          </table:table-cell>
          <table:table-cell office:value-type="float" office:value="2.70118" calcext:value-type="float">
            <text:p>2.70118</text:p>
          </table:table-cell>
          <table:table-cell office:value-type="float" office:value="1.21078" calcext:value-type="float">
            <text:p>1.21078</text:p>
          </table:table-cell>
          <table:table-cell office:value-type="float" office:value="3.95828" calcext:value-type="float">
            <text:p>3.95828</text:p>
          </table:table-cell>
          <table:table-cell office:value-type="float" office:value="11.3828" calcext:value-type="float">
            <text:p>11.3828</text:p>
          </table:table-cell>
          <table:table-cell office:value-type="float" office:value="3.72048" calcext:value-type="float">
            <text:p>3.72048</text:p>
          </table:table-cell>
          <table:table-cell office:value-type="float" office:value="3.3829" calcext:value-type="float">
            <text:p>3.3829</text:p>
          </table:table-cell>
          <table:table-cell office:value-type="float" office:value="13.9808" calcext:value-type="float">
            <text:p>13.9808</text:p>
          </table:table-cell>
          <table:table-cell office:value-type="float" office:value="4.54335" calcext:value-type="float">
            <text:p>4.54335</text:p>
          </table:table-cell>
          <table:table-cell office:value-type="float" office:value="4.42285" calcext:value-type="float">
            <text:p>4.42285</text:p>
          </table:table-cell>
          <table:table-cell office:value-type="float" office:value="0" calcext:value-type="float">
            <text:p>0</text:p>
          </table:table-cell>
          <table:table-cell office:value-type="float" office:value="7.64042" calcext:value-type="float">
            <text:p>7.64042</text:p>
          </table:table-cell>
          <table:table-cell office:value-type="float" office:value="1.52801" calcext:value-type="float">
            <text:p>1.52801</text:p>
          </table:table-cell>
          <table:table-cell office:value-type="float" office:value="1.17388" calcext:value-type="float">
            <text:p>1.17388</text:p>
          </table:table-cell>
          <table:table-cell office:value-type="float" office:value="7.3283" calcext:value-type="float">
            <text:p>7.3283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1.54402" calcext:value-type="float">
            <text:p>1.54402</text:p>
          </table:table-cell>
          <table:table-cell office:value-type="float" office:value="2.66608" calcext:value-type="float">
            <text:p>2.66608</text:p>
          </table:table-cell>
          <table:table-cell office:value-type="float" office:value="2.26292" calcext:value-type="float">
            <text:p>2.26292</text:p>
          </table:table-cell>
          <table:table-cell office:value-type="float" office:value="4.60109" calcext:value-type="float">
            <text:p>4.60109</text:p>
          </table:table-cell>
          <table:table-cell office:value-type="float" office:value="0.545894" calcext:value-type="float">
            <text:p>0.545894</text:p>
          </table:table-cell>
          <table:table-cell table:number-columns-repeated="2" office:value-type="float" office:value="13.3622" calcext:value-type="float">
            <text:p>13.3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9.78673" calcext:value-type="float">
            <text:p>9.78673</text:p>
          </table:table-cell>
          <table:table-cell office:value-type="float" office:value="12.1112" calcext:value-type="float">
            <text:p>12.1112</text:p>
          </table:table-cell>
          <table:table-cell office:value-type="float" office:value="4.68107" calcext:value-type="float">
            <text:p>4.68107</text:p>
          </table:table-cell>
          <table:table-cell office:value-type="float" office:value="11.4474" calcext:value-type="float">
            <text:p>11.4474</text:p>
          </table:table-cell>
          <table:table-cell office:value-type="float" office:value="3.40641" calcext:value-type="float">
            <text:p>3.40641</text:p>
          </table:table-cell>
          <table:table-cell office:value-type="float" office:value="4.85671" calcext:value-type="float">
            <text:p>4.85671</text:p>
          </table:table-cell>
          <table:table-cell office:value-type="float" office:value="5.75601" calcext:value-type="float">
            <text:p>5.75601</text:p>
          </table:table-cell>
          <table:table-cell office:value-type="float" office:value="8.0187" calcext:value-type="float">
            <text:p>8.0187</text:p>
          </table:table-cell>
          <table:table-cell office:value-type="float" office:value="4.69766" calcext:value-type="float">
            <text:p>4.69766</text:p>
          </table:table-cell>
          <table:table-cell office:value-type="float" office:value="17.105" calcext:value-type="float">
            <text:p>17.105</text:p>
          </table:table-cell>
          <table:table-cell office:value-type="float" office:value="6.27124" calcext:value-type="float">
            <text:p>6.27124</text:p>
          </table:table-cell>
          <table:table-cell office:value-type="float" office:value="6.40231" calcext:value-type="float">
            <text:p>6.40231</text:p>
          </table:table-cell>
          <table:table-cell office:value-type="float" office:value="21.6179" calcext:value-type="float">
            <text:p>21.6179</text:p>
          </table:table-cell>
          <table:table-cell office:value-type="float" office:value="12.1659" calcext:value-type="float">
            <text:p>12.1659</text:p>
          </table:table-cell>
          <table:table-cell office:value-type="float" office:value="10.5564" calcext:value-type="float">
            <text:p>10.5564</text:p>
          </table:table-cell>
          <table:table-cell office:value-type="float" office:value="7.64042" calcext:value-type="float">
            <text:p>7.64042</text:p>
          </table:table-cell>
          <table:table-cell office:value-type="float" office:value="0" calcext:value-type="float">
            <text:p>0</text:p>
          </table:table-cell>
          <table:table-cell office:value-type="float" office:value="7.8113" calcext:value-type="float">
            <text:p>7.8113</text:p>
          </table:table-cell>
          <table:table-cell office:value-type="float" office:value="7.11385" calcext:value-type="float">
            <text:p>7.11385</text:p>
          </table:table-cell>
          <table:table-cell office:value-type="float" office:value="14.9393" calcext:value-type="float">
            <text:p>14.9393</text:p>
          </table:table-cell>
          <table:table-cell office:value-type="float" office:value="12.3347" calcext:value-type="float">
            <text:p>12.3347</text:p>
          </table:table-cell>
          <table:table-cell office:value-type="float" office:value="9.18442" calcext:value-type="float">
            <text:p>9.18442</text:p>
          </table:table-cell>
          <table:table-cell office:value-type="float" office:value="9.82995" calcext:value-type="float">
            <text:p>9.82995</text:p>
          </table:table-cell>
          <table:table-cell office:value-type="float" office:value="5.42092" calcext:value-type="float">
            <text:p>5.42092</text:p>
          </table:table-cell>
          <table:table-cell office:value-type="float" office:value="11.4889" calcext:value-type="float">
            <text:p>11.4889</text:p>
          </table:table-cell>
          <table:table-cell office:value-type="float" office:value="8.12712" calcext:value-type="float">
            <text:p>8.12712</text:p>
          </table:table-cell>
          <table:table-cell table:number-columns-repeated="2" office:value-type="float" office:value="6.04953" calcext:value-type="float">
            <text:p>6.04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5.72255" calcext:value-type="float">
            <text:p>5.72255</text:p>
          </table:table-cell>
          <table:table-cell office:value-type="float" office:value="4.32749" calcext:value-type="float">
            <text:p>4.32749</text:p>
          </table:table-cell>
          <table:table-cell office:value-type="float" office:value="7.59589" calcext:value-type="float">
            <text:p>7.59589</text:p>
          </table:table-cell>
          <table:table-cell office:value-type="float" office:value="3.6372" calcext:value-type="float">
            <text:p>3.6372</text:p>
          </table:table-cell>
          <table:table-cell office:value-type="float" office:value="4.49088" calcext:value-type="float">
            <text:p>4.49088</text:p>
          </table:table-cell>
          <table:table-cell office:value-type="float" office:value="7.4259" calcext:value-type="float">
            <text:p>7.4259</text:p>
          </table:table-cell>
          <table:table-cell office:value-type="float" office:value="3.84635" calcext:value-type="float">
            <text:p>3.84635</text:p>
          </table:table-cell>
          <table:table-cell office:value-type="float" office:value="2.71662" calcext:value-type="float">
            <text:p>2.71662</text:p>
          </table:table-cell>
          <table:table-cell office:value-type="float" office:value="4.93206" calcext:value-type="float">
            <text:p>4.93206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2.64379" calcext:value-type="float">
            <text:p>2.64379</text:p>
          </table:table-cell>
          <table:table-cell office:value-type="float" office:value="2.29652" calcext:value-type="float">
            <text:p>2.29652</text:p>
          </table:table-cell>
          <table:table-cell office:value-type="float" office:value="14.1001" calcext:value-type="float">
            <text:p>14.1001</text:p>
          </table:table-cell>
          <table:table-cell office:value-type="float" office:value="4.93421" calcext:value-type="float">
            <text:p>4.93421</text:p>
          </table:table-cell>
          <table:table-cell office:value-type="float" office:value="3.17345" calcext:value-type="float">
            <text:p>3.17345</text:p>
          </table:table-cell>
          <table:table-cell office:value-type="float" office:value="1.52801" calcext:value-type="float">
            <text:p>1.52801</text:p>
          </table:table-cell>
          <table:table-cell office:value-type="float" office:value="7.8113" calcext:value-type="float">
            <text:p>7.8113</text:p>
          </table:table-cell>
          <table:table-cell office:value-type="float" office:value="0" calcext:value-type="float">
            <text:p>0</text:p>
          </table:table-cell>
          <table:table-cell office:value-type="float" office:value="2.61197" calcext:value-type="float">
            <text:p>2.61197</text:p>
          </table:table-cell>
          <table:table-cell office:value-type="float" office:value="7.65164" calcext:value-type="float">
            <text:p>7.65164</text:p>
          </table:table-cell>
          <table:table-cell office:value-type="float" office:value="4.6576" calcext:value-type="float">
            <text:p>4.6576</text:p>
          </table:table-cell>
          <table:table-cell office:value-type="float" office:value="2.16379" calcext:value-type="float">
            <text:p>2.16379</text:p>
          </table:table-cell>
          <table:table-cell office:value-type="float" office:value="2.02712" calcext:value-type="float">
            <text:p>2.02712</text:p>
          </table:table-cell>
          <table:table-cell office:value-type="float" office:value="2.5318" calcext:value-type="float">
            <text:p>2.5318</text:p>
          </table:table-cell>
          <table:table-cell office:value-type="float" office:value="3.74219" calcext:value-type="float">
            <text:p>3.74219</text:p>
          </table:table-cell>
          <table:table-cell office:value-type="float" office:value="1.3544" calcext:value-type="float">
            <text:p>1.3544</text:p>
          </table:table-cell>
          <table:table-cell table:number-columns-repeated="2" office:value-type="float" office:value="13.1722" calcext:value-type="float">
            <text:p>13.1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3.57262" calcext:value-type="float">
            <text:p>3.57262</text:p>
          </table:table-cell>
          <table:table-cell office:value-type="float" office:value="6.15435" calcext:value-type="float">
            <text:p>6.15435</text:p>
          </table:table-cell>
          <table:table-cell office:value-type="float" office:value="8.46499" calcext:value-type="float">
            <text:p>8.46499</text:p>
          </table:table-cell>
          <table:table-cell office:value-type="float" office:value="5.34539" calcext:value-type="float">
            <text:p>5.34539</text:p>
          </table:table-cell>
          <table:table-cell office:value-type="float" office:value="3.8" calcext:value-type="float">
            <text:p>3.8</text:p>
          </table:table-cell>
          <table:table-cell office:value-type="float" office:value="8.37186" calcext:value-type="float">
            <text:p>8.37186</text:p>
          </table:table-cell>
          <table:table-cell office:value-type="float" office:value="1.66397" calcext:value-type="float">
            <text:p>1.66397</text:p>
          </table:table-cell>
          <table:table-cell office:value-type="float" office:value="0.905539" calcext:value-type="float">
            <text:p>0.905539</text:p>
          </table:table-cell>
          <table:table-cell office:value-type="float" office:value="2.98081" calcext:value-type="float">
            <text:p>2.98081</text:p>
          </table:table-cell>
          <table:table-cell office:value-type="float" office:value="12.5502" calcext:value-type="float">
            <text:p>12.5502</text:p>
          </table:table-cell>
          <table:table-cell office:value-type="float" office:value="4.33267" calcext:value-type="float">
            <text:p>4.33267</text:p>
          </table:table-cell>
          <table:table-cell office:value-type="float" office:value="4.02914" calcext:value-type="float">
            <text:p>4.02914</text:p>
          </table:table-cell>
          <table:table-cell office:value-type="float" office:value="14.5784" calcext:value-type="float">
            <text:p>14.5784</text:p>
          </table:table-cell>
          <table:table-cell office:value-type="float" office:value="5.13817" calcext:value-type="float">
            <text:p>5.13817</text:p>
          </table:table-cell>
          <table:table-cell office:value-type="float" office:value="5.59661" calcext:value-type="float">
            <text:p>5.59661</text:p>
          </table:table-cell>
          <table:table-cell office:value-type="float" office:value="1.17388" calcext:value-type="float">
            <text:p>1.17388</text:p>
          </table:table-cell>
          <table:table-cell office:value-type="float" office:value="7.11385" calcext:value-type="float">
            <text:p>7.11385</text:p>
          </table:table-cell>
          <table:table-cell office:value-type="float" office:value="2.61197" calcext:value-type="float">
            <text:p>2.61197</text:p>
          </table:table-cell>
          <table:table-cell office:value-type="float" office:value="0" calcext:value-type="float">
            <text:p>0</text:p>
          </table:table-cell>
          <table:table-cell office:value-type="float" office:value="7.86997" calcext:value-type="float">
            <text:p>7.86997</text:p>
          </table:table-cell>
          <table:table-cell office:value-type="float" office:value="5.63251" calcext:value-type="float">
            <text:p>5.63251</text:p>
          </table:table-cell>
          <table:table-cell office:value-type="float" office:value="2.36516" calcext:value-type="float">
            <text:p>2.36516</text:p>
          </table:table-cell>
          <table:table-cell office:value-type="float" office:value="3.79436" calcext:value-type="float">
            <text:p>3.79436</text:p>
          </table:table-cell>
          <table:table-cell office:value-type="float" office:value="2.13925" calcext:value-type="float">
            <text:p>2.13925</text:p>
          </table:table-cell>
          <table:table-cell office:value-type="float" office:value="5.73111" calcext:value-type="float">
            <text:p>5.73111</text:p>
          </table:table-cell>
          <table:table-cell office:value-type="float" office:value="1.66397" calcext:value-type="float">
            <text:p>1.66397</text:p>
          </table:table-cell>
          <table:table-cell table:number-columns-repeated="2" office:value-type="float" office:value="13.0174" calcext:value-type="float">
            <text:p>13.0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6.7772" calcext:value-type="float">
            <text:p>6.7772</text:p>
          </table:table-cell>
          <table:table-cell office:value-type="float" office:value="5.00676" calcext:value-type="float">
            <text:p>5.00676</text:p>
          </table:table-cell>
          <table:table-cell office:value-type="float" office:value="15.2304" calcext:value-type="float">
            <text:p>15.2304</text:p>
          </table:table-cell>
          <table:table-cell office:value-type="float" office:value="4.93518" calcext:value-type="float">
            <text:p>4.93518</text:p>
          </table:table-cell>
          <table:table-cell office:value-type="float" office:value="11.5502" calcext:value-type="float">
            <text:p>11.5502</text:p>
          </table:table-cell>
          <table:table-cell office:value-type="float" office:value="15.0481" calcext:value-type="float">
            <text:p>15.0481</text:p>
          </table:table-cell>
          <table:table-cell office:value-type="float" office:value="9.42985" calcext:value-type="float">
            <text:p>9.42985</text:p>
          </table:table-cell>
          <table:table-cell office:value-type="float" office:value="6.9839" calcext:value-type="float">
            <text:p>6.9839</text:p>
          </table:table-cell>
          <table:table-cell office:value-type="float" office:value="10.7296" calcext:value-type="float">
            <text:p>10.7296</text:p>
          </table:table-cell>
          <table:table-cell office:value-type="float" office:value="10.0179" calcext:value-type="float">
            <text:p>10.0179</text:p>
          </table:table-cell>
          <table:table-cell office:value-type="float" office:value="10.2179" calcext:value-type="float">
            <text:p>10.2179</text:p>
          </table:table-cell>
          <table:table-cell office:value-type="float" office:value="9.88579" calcext:value-type="float">
            <text:p>9.88579</text:p>
          </table:table-cell>
          <table:table-cell office:value-type="float" office:value="6.71261" calcext:value-type="float">
            <text:p>6.71261</text:p>
          </table:table-cell>
          <table:table-cell office:value-type="float" office:value="2.78604" calcext:value-type="float">
            <text:p>2.78604</text:p>
          </table:table-cell>
          <table:table-cell office:value-type="float" office:value="6.95874" calcext:value-type="float">
            <text:p>6.95874</text:p>
          </table:table-cell>
          <table:table-cell office:value-type="float" office:value="7.3283" calcext:value-type="float">
            <text:p>7.3283</text:p>
          </table:table-cell>
          <table:table-cell office:value-type="float" office:value="14.9393" calcext:value-type="float">
            <text:p>14.9393</text:p>
          </table:table-cell>
          <table:table-cell office:value-type="float" office:value="7.65164" calcext:value-type="float">
            <text:p>7.65164</text:p>
          </table:table-cell>
          <table:table-cell office:value-type="float" office:value="7.86997" calcext:value-type="float">
            <text:p>7.86997</text:p>
          </table:table-cell>
          <table:table-cell office:value-type="float" office:value="0" calcext:value-type="float">
            <text:p>0</text:p>
          </table:table-cell>
          <table:table-cell office:value-type="float" office:value="3.26435" calcext:value-type="float">
            <text:p>3.26435</text:p>
          </table:table-cell>
          <table:table-cell office:value-type="float" office:value="5.79834" calcext:value-type="float">
            <text:p>5.79834</text:p>
          </table:table-cell>
          <table:table-cell office:value-type="float" office:value="5.85867" calcext:value-type="float">
            <text:p>5.85867</text:p>
          </table:table-cell>
          <table:table-cell office:value-type="float" office:value="9.58987" calcext:value-type="float">
            <text:p>9.58987</text:p>
          </table:table-cell>
          <table:table-cell office:value-type="float" office:value="5.52974" calcext:value-type="float">
            <text:p>5.52974</text:p>
          </table:table-cell>
          <table:table-cell office:value-type="float" office:value="6.8884" calcext:value-type="float">
            <text:p>6.8884</text:p>
          </table:table-cell>
          <table:table-cell table:number-columns-repeated="2" office:value-type="float" office:value="20.6791" calcext:value-type="float">
            <text:p>20.6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6.11209" calcext:value-type="float">
            <text:p>6.11209</text:p>
          </table:table-cell>
          <table:table-cell office:value-type="float" office:value="2.00609" calcext:value-type="float">
            <text:p>2.00609</text:p>
          </table:table-cell>
          <table:table-cell office:value-type="float" office:value="12.1123" calcext:value-type="float">
            <text:p>12.1123</text:p>
          </table:table-cell>
          <table:table-cell office:value-type="float" office:value="1.70294" calcext:value-type="float">
            <text:p>1.70294</text:p>
          </table:table-cell>
          <table:table-cell office:value-type="float" office:value="8.93579" calcext:value-type="float">
            <text:p>8.93579</text:p>
          </table:table-cell>
          <table:table-cell office:value-type="float" office:value="11.9154" calcext:value-type="float">
            <text:p>11.9154</text:p>
          </table:table-cell>
          <table:table-cell office:value-type="float" office:value="7.29583" calcext:value-type="float">
            <text:p>7.29583</text:p>
          </table:table-cell>
          <table:table-cell office:value-type="float" office:value="4.88594" calcext:value-type="float">
            <text:p>4.88594</text:p>
          </table:table-cell>
          <table:table-cell office:value-type="float" office:value="8.61278" calcext:value-type="float">
            <text:p>8.61278</text:p>
          </table:table-cell>
          <table:table-cell office:value-type="float" office:value="8.35533" calcext:value-type="float">
            <text:p>8.35533</text:p>
          </table:table-cell>
          <table:table-cell office:value-type="float" office:value="7.09222" calcext:value-type="float">
            <text:p>7.09222</text:p>
          </table:table-cell>
          <table:table-cell office:value-type="float" office:value="6.77484" calcext:value-type="float">
            <text:p>6.77484</text:p>
          </table:table-cell>
          <table:table-cell office:value-type="float" office:value="9.44762" calcext:value-type="float">
            <text:p>9.44762</text:p>
          </table:table-cell>
          <table:table-cell office:value-type="float" office:value="1.54467" calcext:value-type="float">
            <text:p>1.54467</text:p>
          </table:table-cell>
          <table:table-cell office:value-type="float" office:value="3.73374" calcext:value-type="float">
            <text:p>3.73374</text:p>
          </table:table-cell>
          <table:table-cell office:value-type="float" office:value="4.76403" calcext:value-type="float">
            <text:p>4.76403</text:p>
          </table:table-cell>
          <table:table-cell office:value-type="float" office:value="12.3347" calcext:value-type="float">
            <text:p>12.3347</text:p>
          </table:table-cell>
          <table:table-cell office:value-type="float" office:value="4.6576" calcext:value-type="float">
            <text:p>4.6576</text:p>
          </table:table-cell>
          <table:table-cell office:value-type="float" office:value="5.63251" calcext:value-type="float">
            <text:p>5.63251</text:p>
          </table:table-cell>
          <table:table-cell office:value-type="float" office:value="3.26435" calcext:value-type="float">
            <text:p>3.26435</text:p>
          </table:table-cell>
          <table:table-cell office:value-type="float" office:value="0" calcext:value-type="float">
            <text:p>0</text:p>
          </table:table-cell>
          <table:table-cell office:value-type="float" office:value="3.27634" calcext:value-type="float">
            <text:p>3.27634</text:p>
          </table:table-cell>
          <table:table-cell office:value-type="float" office:value="2.70185" calcext:value-type="float">
            <text:p>2.70185</text:p>
          </table:table-cell>
          <table:table-cell office:value-type="float" office:value="6.91485" calcext:value-type="float">
            <text:p>6.91485</text:p>
          </table:table-cell>
          <table:table-cell office:value-type="float" office:value="2.37023" calcext:value-type="float">
            <text:p>2.37023</text:p>
          </table:table-cell>
          <table:table-cell office:value-type="float" office:value="4.24005" calcext:value-type="float">
            <text:p>4.24005</text:p>
          </table:table-cell>
          <table:table-cell table:number-columns-repeated="2" office:value-type="float" office:value="17.8286" calcext:value-type="float">
            <text:p>17.8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4.05887" calcext:value-type="float">
            <text:p>4.05887</text:p>
          </table:table-cell>
          <table:table-cell office:value-type="float" office:value="3.92005" calcext:value-type="float">
            <text:p>3.92005</text:p>
          </table:table-cell>
          <table:table-cell office:value-type="float" office:value="9.64541" calcext:value-type="float">
            <text:p>9.64541</text:p>
          </table:table-cell>
          <table:table-cell office:value-type="float" office:value="3.10006" calcext:value-type="float">
            <text:p>3.10006</text:p>
          </table:table-cell>
          <table:table-cell office:value-type="float" office:value="5.78014" calcext:value-type="float">
            <text:p>5.78014</text:p>
          </table:table-cell>
          <table:table-cell office:value-type="float" office:value="9.49368" calcext:value-type="float">
            <text:p>9.49368</text:p>
          </table:table-cell>
          <table:table-cell office:value-type="float" office:value="4.02855" calcext:value-type="float">
            <text:p>4.02855</text:p>
          </table:table-cell>
          <table:table-cell office:value-type="float" office:value="1.71172" calcext:value-type="float">
            <text:p>1.71172</text:p>
          </table:table-cell>
          <table:table-cell office:value-type="float" office:value="5.34064" calcext:value-type="float">
            <text:p>5.34064</text:p>
          </table:table-cell>
          <table:table-cell office:value-type="float" office:value="10.5335" calcext:value-type="float">
            <text:p>10.5335</text:p>
          </table:table-cell>
          <table:table-cell office:value-type="float" office:value="4.78769" calcext:value-type="float">
            <text:p>4.78769</text:p>
          </table:table-cell>
          <table:table-cell office:value-type="float" office:value="4.43847" calcext:value-type="float">
            <text:p>4.43847</text:p>
          </table:table-cell>
          <table:table-cell office:value-type="float" office:value="12.4377" calcext:value-type="float">
            <text:p>12.4377</text:p>
          </table:table-cell>
          <table:table-cell office:value-type="float" office:value="3.01257" calcext:value-type="float">
            <text:p>3.01257</text:p>
          </table:table-cell>
          <table:table-cell office:value-type="float" office:value="3.90364" calcext:value-type="float">
            <text:p>3.90364</text:p>
          </table:table-cell>
          <table:table-cell office:value-type="float" office:value="1.54402" calcext:value-type="float">
            <text:p>1.54402</text:p>
          </table:table-cell>
          <table:table-cell office:value-type="float" office:value="9.18442" calcext:value-type="float">
            <text:p>9.18442</text:p>
          </table:table-cell>
          <table:table-cell office:value-type="float" office:value="2.16379" calcext:value-type="float">
            <text:p>2.16379</text:p>
          </table:table-cell>
          <table:table-cell office:value-type="float" office:value="2.36516" calcext:value-type="float">
            <text:p>2.36516</text:p>
          </table:table-cell>
          <table:table-cell office:value-type="float" office:value="5.79834" calcext:value-type="float">
            <text:p>5.79834</text:p>
          </table:table-cell>
          <table:table-cell office:value-type="float" office:value="3.27634" calcext:value-type="float">
            <text:p>3.27634</text:p>
          </table:table-cell>
          <table:table-cell office:value-type="float" office:value="0" calcext:value-type="float">
            <text:p>0</text:p>
          </table:table-cell>
          <table:table-cell office:value-type="float" office:value="1.79622" calcext:value-type="float">
            <text:p>1.79622</text:p>
          </table:table-cell>
          <table:table-cell office:value-type="float" office:value="3.79526" calcext:value-type="float">
            <text:p>3.79526</text:p>
          </table:table-cell>
          <table:table-cell office:value-type="float" office:value="3.60627" calcext:value-type="float">
            <text:p>3.60627</text:p>
          </table:table-cell>
          <table:table-cell office:value-type="float" office:value="1.09343" calcext:value-type="float">
            <text:p>1.09343</text:p>
          </table:table-cell>
          <table:table-cell table:number-columns-repeated="2" office:value-type="float" office:value="14.8814" calcext:value-type="float">
            <text:p>14.8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5.82766" calcext:value-type="float">
            <text:p>5.82766</text:p>
          </table:table-cell>
          <table:table-cell office:value-type="float" office:value="2.41006" calcext:value-type="float">
            <text:p>2.41006</text:p>
          </table:table-cell>
          <table:table-cell office:value-type="float" office:value="9.4138" calcext:value-type="float">
            <text:p>9.4138</text:p>
          </table:table-cell>
          <table:table-cell office:value-type="float" office:value="1.64924" calcext:value-type="float">
            <text:p>1.64924</text:p>
          </table:table-cell>
          <table:table-cell office:value-type="float" office:value="6.48077" calcext:value-type="float">
            <text:p>6.48077</text:p>
          </table:table-cell>
          <table:table-cell office:value-type="float" office:value="9.22" calcext:value-type="float">
            <text:p>9.22</text:p>
          </table:table-cell>
          <table:table-cell office:value-type="float" office:value="5.3663" calcext:value-type="float">
            <text:p>5.3663</text:p>
          </table:table-cell>
          <table:table-cell office:value-type="float" office:value="3.38" calcext:value-type="float">
            <text:p>3.38</text:p>
          </table:table-cell>
          <table:table-cell office:value-type="float" office:value="6.60303" calcext:value-type="float">
            <text:p>6.60303</text:p>
          </table:table-cell>
          <table:table-cell office:value-type="float" office:value="8.80384" calcext:value-type="float">
            <text:p>8.80384</text:p>
          </table:table-cell>
          <table:table-cell office:value-type="float" office:value="4.39222" calcext:value-type="float">
            <text:p>4.39222</text:p>
          </table:table-cell>
          <table:table-cell office:value-type="float" office:value="4.07313" calcext:value-type="float">
            <text:p>4.07313</text:p>
          </table:table-cell>
          <table:table-cell office:value-type="float" office:value="12.1404" calcext:value-type="float">
            <text:p>12.1404</text:p>
          </table:table-cell>
          <table:table-cell office:value-type="float" office:value="3.33017" calcext:value-type="float">
            <text:p>3.33017</text:p>
          </table:table-cell>
          <table:table-cell office:value-type="float" office:value="2.1281" calcext:value-type="float">
            <text:p>2.1281</text:p>
          </table:table-cell>
          <table:table-cell office:value-type="float" office:value="2.66608" calcext:value-type="float">
            <text:p>2.66608</text:p>
          </table:table-cell>
          <table:table-cell office:value-type="float" office:value="9.82995" calcext:value-type="float">
            <text:p>9.82995</text:p>
          </table:table-cell>
          <table:table-cell office:value-type="float" office:value="2.02712" calcext:value-type="float">
            <text:p>2.02712</text:p>
          </table:table-cell>
          <table:table-cell office:value-type="float" office:value="3.79436" calcext:value-type="float">
            <text:p>3.79436</text:p>
          </table:table-cell>
          <table:table-cell office:value-type="float" office:value="5.85867" calcext:value-type="float">
            <text:p>5.85867</text:p>
          </table:table-cell>
          <table:table-cell office:value-type="float" office:value="2.70185" calcext:value-type="float">
            <text:p>2.70185</text:p>
          </table:table-cell>
          <table:table-cell office:value-type="float" office:value="1.79622" calcext:value-type="float">
            <text:p>1.79622</text:p>
          </table:table-cell>
          <table:table-cell office:value-type="float" office:value="0" calcext:value-type="float">
            <text:p>0</text:p>
          </table:table-cell>
          <table:table-cell office:value-type="float" office:value="4.47786" calcext:value-type="float">
            <text:p>4.47786</text:p>
          </table:table-cell>
          <table:table-cell office:value-type="float" office:value="1.93752" calcext:value-type="float">
            <text:p>1.93752</text:p>
          </table:table-cell>
          <table:table-cell office:value-type="float" office:value="2.13588" calcext:value-type="float">
            <text:p>2.13588</text:p>
          </table:table-cell>
          <table:table-cell table:number-columns-repeated="2" office:value-type="float" office:value="15.1725" calcext:value-type="float">
            <text:p>15.1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5.64354" calcext:value-type="float">
            <text:p>5.64354</text:p>
          </table:table-cell>
          <table:table-cell office:value-type="float" office:value="6.84436" calcext:value-type="float">
            <text:p>6.84436</text:p>
          </table:table-cell>
          <table:table-cell office:value-type="float" office:value="6.32674" calcext:value-type="float">
            <text:p>6.32674</text:p>
          </table:table-cell>
          <table:table-cell office:value-type="float" office:value="6.12301" calcext:value-type="float">
            <text:p>6.12301</text:p>
          </table:table-cell>
          <table:table-cell office:value-type="float" office:value="2.02237" calcext:value-type="float">
            <text:p>2.02237</text:p>
          </table:table-cell>
          <table:table-cell office:value-type="float" office:value="6.23747" calcext:value-type="float">
            <text:p>6.23747</text:p>
          </table:table-cell>
          <table:table-cell office:value-type="float" office:value="2.03578" calcext:value-type="float">
            <text:p>2.03578</text:p>
          </table:table-cell>
          <table:table-cell office:value-type="float" office:value="2.96007" calcext:value-type="float">
            <text:p>2.96007</text:p>
          </table:table-cell>
          <table:table-cell office:value-type="float" office:value="2.66593" calcext:value-type="float">
            <text:p>2.66593</text:p>
          </table:table-cell>
          <table:table-cell office:value-type="float" office:value="12.5899" calcext:value-type="float">
            <text:p>12.5899</text:p>
          </table:table-cell>
          <table:table-cell office:value-type="float" office:value="2.66451" calcext:value-type="float">
            <text:p>2.66451</text:p>
          </table:table-cell>
          <table:table-cell office:value-type="float" office:value="2.46089" calcext:value-type="float">
            <text:p>2.46089</text:p>
          </table:table-cell>
          <table:table-cell office:value-type="float" office:value="16.2278" calcext:value-type="float">
            <text:p>16.2278</text:p>
          </table:table-cell>
          <table:table-cell office:value-type="float" office:value="6.80415" calcext:value-type="float">
            <text:p>6.80415</text:p>
          </table:table-cell>
          <table:table-cell office:value-type="float" office:value="5.62288" calcext:value-type="float">
            <text:p>5.62288</text:p>
          </table:table-cell>
          <table:table-cell office:value-type="float" office:value="2.26292" calcext:value-type="float">
            <text:p>2.26292</text:p>
          </table:table-cell>
          <table:table-cell office:value-type="float" office:value="5.42092" calcext:value-type="float">
            <text:p>5.42092</text:p>
          </table:table-cell>
          <table:table-cell office:value-type="float" office:value="2.5318" calcext:value-type="float">
            <text:p>2.5318</text:p>
          </table:table-cell>
          <table:table-cell office:value-type="float" office:value="2.13925" calcext:value-type="float">
            <text:p>2.13925</text:p>
          </table:table-cell>
          <table:table-cell office:value-type="float" office:value="9.58987" calcext:value-type="float">
            <text:p>9.58987</text:p>
          </table:table-cell>
          <table:table-cell office:value-type="float" office:value="6.91485" calcext:value-type="float">
            <text:p>6.91485</text:p>
          </table:table-cell>
          <table:table-cell office:value-type="float" office:value="3.79526" calcext:value-type="float">
            <text:p>3.79526</text:p>
          </table:table-cell>
          <table:table-cell office:value-type="float" office:value="4.47786" calcext:value-type="float">
            <text:p>4.47786</text:p>
          </table:table-cell>
          <table:table-cell office:value-type="float" office:value="0" calcext:value-type="float">
            <text:p>0</text:p>
          </table:table-cell>
          <table:table-cell office:value-type="float" office:value="6.272" calcext:value-type="float">
            <text:p>6.272</text:p>
          </table:table-cell>
          <table:table-cell office:value-type="float" office:value="2.71743" calcext:value-type="float">
            <text:p>2.71743</text:p>
          </table:table-cell>
          <table:table-cell table:number-columns-repeated="2" office:value-type="float" office:value="11.1005" calcext:value-type="float">
            <text:p>11.1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7.444" calcext:value-type="float">
            <text:p>7.444</text:p>
          </table:table-cell>
          <table:table-cell office:value-type="float" office:value="0.678823" calcext:value-type="float">
            <text:p>0.678823</text:p>
          </table:table-cell>
          <table:table-cell office:value-type="float" office:value="10.4652" calcext:value-type="float">
            <text:p>10.4652</text:p>
          </table:table-cell>
          <table:table-cell office:value-type="float" office:value="0.733485" calcext:value-type="float">
            <text:p>0.733485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10.2399" calcext:value-type="float">
            <text:p>10.2399</text:p>
          </table:table-cell>
          <table:table-cell office:value-type="float" office:value="7.29855" calcext:value-type="float">
            <text:p>7.29855</text:p>
          </table:table-cell>
          <table:table-cell office:value-type="float" office:value="5.27591" calcext:value-type="float">
            <text:p>5.27591</text:p>
          </table:table-cell>
          <table:table-cell office:value-type="float" office:value="8.52021" calcext:value-type="float">
            <text:p>8.52021</text:p>
          </table:table-cell>
          <table:table-cell office:value-type="float" office:value="6.92878" calcext:value-type="float">
            <text:p>6.92878</text:p>
          </table:table-cell>
          <table:table-cell office:value-type="float" office:value="5.58469" calcext:value-type="float">
            <text:p>5.58469</text:p>
          </table:table-cell>
          <table:table-cell office:value-type="float" office:value="5.32515" calcext:value-type="float">
            <text:p>5.32515</text:p>
          </table:table-cell>
          <table:table-cell office:value-type="float" office:value="11.1301" calcext:value-type="float">
            <text:p>11.1301</text:p>
          </table:table-cell>
          <table:table-cell office:value-type="float" office:value="3.73202" calcext:value-type="float">
            <text:p>3.73202</text:p>
          </table:table-cell>
          <table:table-cell office:value-type="float" office:value="1.46328" calcext:value-type="float">
            <text:p>1.46328</text:p>
          </table:table-cell>
          <table:table-cell office:value-type="float" office:value="4.60109" calcext:value-type="float">
            <text:p>4.60109</text:p>
          </table:table-cell>
          <table:table-cell office:value-type="float" office:value="11.4889" calcext:value-type="float">
            <text:p>11.4889</text:p>
          </table:table-cell>
          <table:table-cell office:value-type="float" office:value="3.74219" calcext:value-type="float">
            <text:p>3.74219</text:p>
          </table:table-cell>
          <table:table-cell office:value-type="float" office:value="5.73111" calcext:value-type="float">
            <text:p>5.73111</text:p>
          </table:table-cell>
          <table:table-cell office:value-type="float" office:value="5.52974" calcext:value-type="float">
            <text:p>5.52974</text:p>
          </table:table-cell>
          <table:table-cell office:value-type="float" office:value="2.37023" calcext:value-type="float">
            <text:p>2.37023</text:p>
          </table:table-cell>
          <table:table-cell office:value-type="float" office:value="3.60627" calcext:value-type="float">
            <text:p>3.60627</text:p>
          </table:table-cell>
          <table:table-cell office:value-type="float" office:value="1.93752" calcext:value-type="float">
            <text:p>1.93752</text:p>
          </table:table-cell>
          <table:table-cell office:value-type="float" office:value="6.272" calcext:value-type="float">
            <text:p>6.272</text:p>
          </table:table-cell>
          <table:table-cell office:value-type="float" office:value="0" calcext:value-type="float">
            <text:p>0</text:p>
          </table:table-cell>
          <table:table-cell office:value-type="float" office:value="4.07333" calcext:value-type="float">
            <text:p>4.07333</text:p>
          </table:table-cell>
          <table:table-cell table:number-columns-repeated="2" office:value-type="float" office:value="16.5488" calcext:value-type="float">
            <text:p>16.5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4.38292" calcext:value-type="float">
            <text:p>4.38292</text:p>
          </table:table-cell>
          <table:table-cell office:value-type="float" office:value="4.52018" calcext:value-type="float">
            <text:p>4.52018</text:p>
          </table:table-cell>
          <table:table-cell office:value-type="float" office:value="8.59269" calcext:value-type="float">
            <text:p>8.59269</text:p>
          </table:table-cell>
          <table:table-cell office:value-type="float" office:value="3.72263" calcext:value-type="float">
            <text:p>3.72263</text:p>
          </table:table-cell>
          <table:table-cell office:value-type="float" office:value="4.72076" calcext:value-type="float">
            <text:p>4.72076</text:p>
          </table:table-cell>
          <table:table-cell office:value-type="float" office:value="8.44924" calcext:value-type="float">
            <text:p>8.44924</text:p>
          </table:table-cell>
          <table:table-cell office:value-type="float" office:value="3.24" calcext:value-type="float">
            <text:p>3.24</text:p>
          </table:table-cell>
          <table:table-cell office:value-type="float" office:value="1.44278" calcext:value-type="float">
            <text:p>1.44278</text:p>
          </table:table-cell>
          <table:table-cell office:value-type="float" office:value="4.50355" calcext:value-type="float">
            <text:p>4.50355</text:p>
          </table:table-cell>
          <table:table-cell office:value-type="float" office:value="10.8912" calcext:value-type="float">
            <text:p>10.8912</text:p>
          </table:table-cell>
          <table:table-cell office:value-type="float" office:value="3.8302" calcext:value-type="float">
            <text:p>3.8302</text:p>
          </table:table-cell>
          <table:table-cell office:value-type="float" office:value="3.48304" calcext:value-type="float">
            <text:p>3.48304</text:p>
          </table:table-cell>
          <table:table-cell office:value-type="float" office:value="13.5106" calcext:value-type="float">
            <text:p>13.5106</text:p>
          </table:table-cell>
          <table:table-cell office:value-type="float" office:value="4.10366" calcext:value-type="float">
            <text:p>4.10366</text:p>
          </table:table-cell>
          <table:table-cell office:value-type="float" office:value="3.97296" calcext:value-type="float">
            <text:p>3.97296</text:p>
          </table:table-cell>
          <table:table-cell office:value-type="float" office:value="0.545894" calcext:value-type="float">
            <text:p>0.545894</text:p>
          </table:table-cell>
          <table:table-cell office:value-type="float" office:value="8.12712" calcext:value-type="float">
            <text:p>8.12712</text:p>
          </table:table-cell>
          <table:table-cell office:value-type="float" office:value="1.3544" calcext:value-type="float">
            <text:p>1.3544</text:p>
          </table:table-cell>
          <table:table-cell office:value-type="float" office:value="1.66397" calcext:value-type="float">
            <text:p>1.66397</text:p>
          </table:table-cell>
          <table:table-cell office:value-type="float" office:value="6.8884" calcext:value-type="float">
            <text:p>6.8884</text:p>
          </table:table-cell>
          <table:table-cell office:value-type="float" office:value="4.24005" calcext:value-type="float">
            <text:p>4.24005</text:p>
          </table:table-cell>
          <table:table-cell office:value-type="float" office:value="1.09343" calcext:value-type="float">
            <text:p>1.09343</text:p>
          </table:table-cell>
          <table:table-cell office:value-type="float" office:value="2.13588" calcext:value-type="float">
            <text:p>2.13588</text:p>
          </table:table-cell>
          <table:table-cell office:value-type="float" office:value="2.71743" calcext:value-type="float">
            <text:p>2.71743</text:p>
          </table:table-cell>
          <table:table-cell office:value-type="float" office:value="4.07333" calcext:value-type="float">
            <text:p>4.07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7907" calcext:value-type="float">
            <text:p>13.7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15.8359" calcext:value-type="float">
            <text:p>15.8359</text:p>
          </table:table-cell>
          <table:table-cell office:value-type="float" office:value="17.217" calcext:value-type="float">
            <text:p>17.217</text:p>
          </table:table-cell>
          <table:table-cell office:value-type="float" office:value="6.52077" calcext:value-type="float">
            <text:p>6.52077</text:p>
          </table:table-cell>
          <table:table-cell office:value-type="float" office:value="16.6761" calcext:value-type="float">
            <text:p>16.6761</text:p>
          </table:table-cell>
          <table:table-cell office:value-type="float" office:value="9.21792" calcext:value-type="float">
            <text:p>9.21792</text:p>
          </table:table-cell>
          <table:table-cell office:value-type="float" office:value="6.79956" calcext:value-type="float">
            <text:p>6.79956</text:p>
          </table:table-cell>
          <table:table-cell office:value-type="float" office:value="11.7729" calcext:value-type="float">
            <text:p>11.7729</text:p>
          </table:table-cell>
          <table:table-cell office:value-type="float" office:value="13.919" calcext:value-type="float">
            <text:p>13.919</text:p>
          </table:table-cell>
          <table:table-cell office:value-type="float" office:value="10.7472" calcext:value-type="float">
            <text:p>10.7472</text:p>
          </table:table-cell>
          <table:table-cell office:value-type="float" office:value="20.9914" calcext:value-type="float">
            <text:p>20.9914</text:p>
          </table:table-cell>
          <table:table-cell office:value-type="float" office:value="10.9665" calcext:value-type="float">
            <text:p>10.9665</text:p>
          </table:table-cell>
          <table:table-cell office:value-type="float" office:value="11.2252" calcext:value-type="float">
            <text:p>11.2252</text:p>
          </table:table-cell>
          <table:table-cell office:value-type="float" office:value="27.2579" calcext:value-type="float">
            <text:p>27.2579</text:p>
          </table:table-cell>
          <table:table-cell office:value-type="float" office:value="17.8939" calcext:value-type="float">
            <text:p>17.8939</text:p>
          </table:table-cell>
          <table:table-cell office:value-type="float" office:value="15.3534" calcext:value-type="float">
            <text:p>15.3534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6.04953" calcext:value-type="float">
            <text:p>6.04953</text:p>
          </table:table-cell>
          <table:table-cell office:value-type="float" office:value="13.1722" calcext:value-type="float">
            <text:p>13.1722</text:p>
          </table:table-cell>
          <table:table-cell office:value-type="float" office:value="13.0174" calcext:value-type="float">
            <text:p>13.0174</text:p>
          </table:table-cell>
          <table:table-cell office:value-type="float" office:value="20.6791" calcext:value-type="float">
            <text:p>20.6791</text:p>
          </table:table-cell>
          <table:table-cell office:value-type="float" office:value="17.8286" calcext:value-type="float">
            <text:p>17.8286</text:p>
          </table:table-cell>
          <table:table-cell office:value-type="float" office:value="14.8814" calcext:value-type="float">
            <text:p>14.8814</text:p>
          </table:table-cell>
          <table:table-cell office:value-type="float" office:value="15.1725" calcext:value-type="float">
            <text:p>15.1725</text:p>
          </table:table-cell>
          <table:table-cell office:value-type="float" office:value="11.1005" calcext:value-type="float">
            <text:p>11.1005</text:p>
          </table:table-cell>
          <table:table-cell office:value-type="float" office:value="16.5488" calcext:value-type="float">
            <text:p>16.5488</text:p>
          </table:table-cell>
          <table:table-cell office:value-type="float" office:value="13.7907" calcext:value-type="float">
            <text:p>13.79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float" office:value="15.8359" calcext:value-type="float">
            <text:p>15.8359</text:p>
          </table:table-cell>
          <table:table-cell office:value-type="float" office:value="17.217" calcext:value-type="float">
            <text:p>17.217</text:p>
          </table:table-cell>
          <table:table-cell office:value-type="float" office:value="6.52077" calcext:value-type="float">
            <text:p>6.52077</text:p>
          </table:table-cell>
          <table:table-cell office:value-type="float" office:value="16.6761" calcext:value-type="float">
            <text:p>16.6761</text:p>
          </table:table-cell>
          <table:table-cell office:value-type="float" office:value="9.21792" calcext:value-type="float">
            <text:p>9.21792</text:p>
          </table:table-cell>
          <table:table-cell office:value-type="float" office:value="6.79956" calcext:value-type="float">
            <text:p>6.79956</text:p>
          </table:table-cell>
          <table:table-cell office:value-type="float" office:value="11.7729" calcext:value-type="float">
            <text:p>11.7729</text:p>
          </table:table-cell>
          <table:table-cell office:value-type="float" office:value="13.919" calcext:value-type="float">
            <text:p>13.919</text:p>
          </table:table-cell>
          <table:table-cell office:value-type="float" office:value="10.7472" calcext:value-type="float">
            <text:p>10.7472</text:p>
          </table:table-cell>
          <table:table-cell office:value-type="float" office:value="20.9914" calcext:value-type="float">
            <text:p>20.9914</text:p>
          </table:table-cell>
          <table:table-cell office:value-type="float" office:value="10.9665" calcext:value-type="float">
            <text:p>10.9665</text:p>
          </table:table-cell>
          <table:table-cell office:value-type="float" office:value="11.2252" calcext:value-type="float">
            <text:p>11.2252</text:p>
          </table:table-cell>
          <table:table-cell office:value-type="float" office:value="27.2579" calcext:value-type="float">
            <text:p>27.2579</text:p>
          </table:table-cell>
          <table:table-cell office:value-type="float" office:value="17.8939" calcext:value-type="float">
            <text:p>17.8939</text:p>
          </table:table-cell>
          <table:table-cell office:value-type="float" office:value="15.3534" calcext:value-type="float">
            <text:p>15.3534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6.04953" calcext:value-type="float">
            <text:p>6.04953</text:p>
          </table:table-cell>
          <table:table-cell office:value-type="float" office:value="13.1722" calcext:value-type="float">
            <text:p>13.1722</text:p>
          </table:table-cell>
          <table:table-cell office:value-type="float" office:value="13.0174" calcext:value-type="float">
            <text:p>13.0174</text:p>
          </table:table-cell>
          <table:table-cell office:value-type="float" office:value="20.6791" calcext:value-type="float">
            <text:p>20.6791</text:p>
          </table:table-cell>
          <table:table-cell office:value-type="float" office:value="17.8286" calcext:value-type="float">
            <text:p>17.8286</text:p>
          </table:table-cell>
          <table:table-cell office:value-type="float" office:value="14.8814" calcext:value-type="float">
            <text:p>14.8814</text:p>
          </table:table-cell>
          <table:table-cell office:value-type="float" office:value="15.1725" calcext:value-type="float">
            <text:p>15.1725</text:p>
          </table:table-cell>
          <table:table-cell office:value-type="float" office:value="11.1005" calcext:value-type="float">
            <text:p>11.1005</text:p>
          </table:table-cell>
          <table:table-cell office:value-type="float" office:value="16.5488" calcext:value-type="float">
            <text:p>16.5488</text:p>
          </table:table-cell>
          <table:table-cell office:value-type="float" office:value="13.7907" calcext:value-type="float">
            <text:p>13.79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9:34:10.714384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5-16T11:32:36.181804354</dc:date>
    <meta:editing-duration>P7DT1H42M12S</meta:editing-duration>
    <meta:editing-cycles>11</meta:editing-cycles>
    <meta:document-statistic meta:table-count="2" meta:cell-count="3362" meta:object-count="0"/>
  </office:meta>
</office:document-meta>
</file>